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3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7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3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8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358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8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89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3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6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36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3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8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9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3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7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73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8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9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4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5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77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61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8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2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2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29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1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11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2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3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14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2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3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drawing-page" style:name="a1009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4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2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6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55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1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2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3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0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0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8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4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7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4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59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58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2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5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140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3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38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2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46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1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0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5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4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.05in" fo:padding-bottom="0.05in" fo:padding-left="0.1in" fo:padding-right="0.1in" draw:textarea-vertical-align="middle" draw:textarea-horizontal-align="center" draw:fill="solid" draw:fill-color="#156082" draw:opacity="100%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3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3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48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47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5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51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60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459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0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312" draw:stroke="none" draw:auto-grow-width="false" draw:auto-grow-height="false" draw:decorative="true" style:protect="position size"/>
      <style:paragraph-properties style:font-independent-line-spacing="true" style:writing-mode="lr-tb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.8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3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6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76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08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359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57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9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68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195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49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6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9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6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253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278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5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7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5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o">
        <style:list-level-properties text:space-before="0in" text:min-label-width="0.37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37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37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37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37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37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37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37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375in"/>
        <style:text-properties fo:font-family="Courier New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  <text:list-style style:name="a116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3-secHead-Cabeçalho-da-Seção" presentation:presentation-page-layout-name="Master1-PPL3" draw:id="Slide-256">
        <draw:custom-shape svg:x="0in" svg:y="0in" svg:width="13.33333in" svg:height="7.5in" draw:id="id63" draw:style-name="a383" draw:name="Rectangle 7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3.33333in" svg:height="4.78361in" draw:id="id64" draw:style-name="a387" draw:transform="translate(-6.66667in -2.3918in) rotate(-3.14159) translate(6.66666in 2.36698in)" draw:name="Rectangle 9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8407in" svg:height="13.33333in" draw:id="id65" draw:style-name="a391" draw:transform="translate(-2.39204in -6.66667in) rotate(-1.5708) translate(6.66666in 2.36675in)" draw:name="Rectangle 11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4.7836in" svg:height="12.83517in" draw:id="id66" draw:style-name="a395" draw:transform="translate(-2.3918in -6.41758in) rotate(-1.5708) translate(6.91575in 2.36698in)" draw:name="Rectangle 13">
          <svg:title/>
          <svg:desc/>
          <text:p text:style-name="a393" text:class-names="" text:cond-style-name=""><text:span text:style-name="a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-0.00001in" svg:y="-0.02481in" svg:width="9.34218in" svg:height="4.7836in" draw:id="id67" draw:style-name="a399" draw:name="Rectangle 15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5729in" svg:height="4.85469in" draw:id="id68" draw:style-name="a403" draw:transform="translate(-2.72865in -2.42735in) rotate(-3.63871) translate(9.23065in 1.29868in)" draw:name="Freeform: Shape 17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4990147 4439131" draw:enhanced-path="M 4990147 2229378 L 917384 4439131 910814 4434219 C 354557 3975154 0 3280421 0 2502877 0 1120576 1120576 0 2502877 0 3712390 0 4721520 857941 4954904 1998460 Z N" draw:text-areas="?f32 ?f34 ?f33 ?f35" draw:glue-points="?f20 ?f21 ?f22 ?f23 ?f24 ?f25 ?f26 ?f27 ?f28 ?f29 ?f30 ?f31" draw:glue-point-leaving-directions="-90, -90, -90, -90, -90, -9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4990147"/>
            <draw:equation draw:name="f7" draw:formula="?f4 / 4439131"/>
            <draw:equation draw:name="f8" draw:formula="4990147 * ?f5 / 4990147"/>
            <draw:equation draw:name="f9" draw:formula="2229378 * ?f4 / 4439131"/>
            <draw:equation draw:name="f10" draw:formula="917384 * ?f5 / 4990147"/>
            <draw:equation draw:name="f11" draw:formula="4439131 * ?f4 / 4439131"/>
            <draw:equation draw:name="f12" draw:formula="910814 * ?f5 / 4990147"/>
            <draw:equation draw:name="f13" draw:formula="4434219 * ?f4 / 4439131"/>
            <draw:equation draw:name="f14" draw:formula="0 * ?f5 / 4990147"/>
            <draw:equation draw:name="f15" draw:formula="2502877 * ?f4 / 4439131"/>
            <draw:equation draw:name="f16" draw:formula="2502877 * ?f5 / 4990147"/>
            <draw:equation draw:name="f17" draw:formula="0 * ?f4 / 4439131"/>
            <draw:equation draw:name="f18" draw:formula="4954904 * ?f5 / 4990147"/>
            <draw:equation draw:name="f19" draw:formula="1998460 * ?f4 / 4439131"/>
            <draw:equation draw:name="f20" draw:formula="?f8 / ?f6"/>
            <draw:equation draw:name="f21" draw:formula="?f9 / ?f7"/>
            <draw:equation draw:name="f22" draw:formula="?f10 / ?f6"/>
            <draw:equation draw:name="f23" draw:formula="?f11 / ?f7"/>
            <draw:equation draw:name="f24" draw:formula="?f12 / ?f6"/>
            <draw:equation draw:name="f25" draw:formula="?f13 / ?f7"/>
            <draw:equation draw:name="f26" draw:formula="?f14 / ?f6"/>
            <draw:equation draw:name="f27" draw:formula="?f15 / ?f7"/>
            <draw:equation draw:name="f28" draw:formula="?f16 / ?f6"/>
            <draw:equation draw:name="f29" draw:formula="?f17 / ?f7"/>
            <draw:equation draw:name="f30" draw:formula="?f18 / ?f6"/>
            <draw:equation draw:name="f31" draw:formula="?f19 / ?f7"/>
            <draw:equation draw:name="f32" draw:formula="?f0 / ?f6"/>
            <draw:equation draw:name="f33" draw:formula="?f1 / ?f6"/>
            <draw:equation draw:name="f34" draw:formula="?f2 / ?f7"/>
            <draw:equation draw:name="f35" draw:formula="?f3 / ?f7"/>
          </draw:enhanced-geometry>
        </draw:custom-shape>
        <draw:frame draw:id="id69" presentation:style-name="a411" draw:name="Título 1" svg:x="0.49848in" svg:y="0.67063in" svg:width="10.96068in" svg:height="0.97659in" presentation:class="title" presentation:placeholder="false">
          <draw:text-box>
            <text:p text:style-name="a410" text:class-names="" text:cond-style-name=""><text:span text:style-name="a404" text:class-names="">Minimização</text:span><text:span text:style-name="a405" text:class-names=""><text:s text:c="1"/>de AFD com<text:s text:c="1"/></text:span><text:span text:style-name="a406" text:class-names="">Animação</text:span><text:span text:style-name="a407" text:class-names=""><text:s text:c="1"/></text:span><text:span text:style-name="a408" text:class-names="">Didática</text:span><text:span text:style-name="a409" text:class-names=""/></text:p>
          </draw:text-box>
          <svg:title/>
          <svg:desc/>
        </draw:frame>
        <draw:frame draw:id="id70" presentation:style-name="a422" draw:name="Subtítulo 2" svg:x="6.30589in" svg:y="5.01858in" svg:width="5.93123in" svg:height="1.19523in" presentation:class="outline" presentation:placeholder="false">
          <draw:text-box>
            <text:list text:style-name="a416">
              <text:list-item>
                <text:p text:style-name="a415" text:class-names="" text:cond-style-name=""><text:span text:style-name="a412" text:class-names="">Vinicius de Sousa<text:s text:c="1"/></text:span><text:span text:style-name="a413" text:class-names="">Pinto</text:span><text:span text:style-name="a414" text:class-names=""/></text:p>
              </text:list-item>
            </text:list>
            <text:list text:style-name="a421">
              <text:list-item>
                <text:p text:style-name="a420" text:class-names="" text:cond-style-name=""><text:span text:style-name="a417" text:class-names="">Jeffersson</text:span><text:span text:style-name="a418" text:class-names=""><text:s text:c="1"/>de Carvalho</text:span><text:span text:style-name="a419" text:class-names=""/></text:p>
              </text:list-item>
            </text:list>
          </draw:text-box>
          <svg:title/>
          <svg:desc/>
        </draw:frame>
        <draw:frame draw:id="id71" draw:style-name="a431" draw:name="Título 1" svg:x="0.50252in" svg:y="3.03734in" svg:width="10.95251in" svg:height="0.97659in">
          <draw:text-box>
            <text:p text:style-name="a430" text:class-names="" text:cond-style-name=""><text:span text:style-name="a423" text:class-names="">Um<text:s text:c="1"/></text:span><text:span text:style-name="a424" text:class-names="">caminho</text:span><text:span text:style-name="a425" text:class-names=""><text:s text:c="1"/>para a<text:s text:c="1"/></text:span><text:span text:style-name="a426" text:class-names="">eficiência</text:span><text:span text:style-name="a427" text:class-names=""><text:s text:c="1"/>e<text:s text:c="1"/></text:span><text:span text:style-name="a428" text:class-names="">otimização</text:span><text:span text:style-name="a429" text:class-names=""/></text:p>
          </draw:text-box>
          <svg:title/>
          <svg:desc/>
        </draw:frame>
      </draw:page>
      <draw:page draw:name="Slide2" draw:style-name="a432" draw:master-page-name="Master1-Layout3-secHead-Cabeçalho-da-Seção" presentation:presentation-page-layout-name="Master1-PPL3" draw:id="Slide-257">
        <draw:custom-shape svg:x="0in" svg:y="0in" svg:width="13.33333in" svg:height="7.5in" draw:id="id72" draw:style-name="a435" draw:name="Rectangle 7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73" draw:style-name="a439" draw:name="Rectangle 9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74" draw:style-name="a443" draw:transform="translate(-6.425in -3.74053in) rotate(-3.14159) translate(6.92316in 3.73865in)" draw:name="Rectangle 11">
          <svg:title/>
          <svg:desc/>
          <text:p text:style-name="a441" text:class-names="" text:cond-style-name=""><text:span text:style-name="a44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75" draw:style-name="a447" draw:name="Rectangle 13">
          <svg:title/>
          <svg:desc/>
          <text:p text:style-name="a445" text:class-names="" text:cond-style-name=""><text:span text:style-name="a4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76" draw:style-name="a451" draw:transform="translate(-2.71628in -2.72768in) rotate(-4.44308) translate(9.34328in 3.5799in)" draw:name="Oval 15">
          <svg:title/>
          <svg:desc/>
          <text:p text:style-name="a449" text:class-names="" text:cond-style-name=""><text:span text:style-name="a44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7" presentation:style-name="a454" draw:name="Title 1" svg:x="0.49954in" svg:y="0.08683in" svg:width="7.21374in" svg:height="3.5745in" presentation:class="title" presentation:placeholder="false">
          <draw:text-box>
            <text:p text:style-name="a453" text:class-names="" text:cond-style-name=""><text:span text:style-name="a452" text:class-names="">Introdução</text:span></text:p>
          </draw:text-box>
          <svg:title/>
          <svg:desc/>
        </draw:frame>
        <draw:custom-shape svg:width="13.31952in" svg:height="2.60057in" draw:id="id78" draw:style-name="a458" draw:transform="translate(-6.65976in -1.30029in) rotate(-3.14159) translate(6.66667in 6.19971in)" draw:name="Rectangle 17">
          <svg:title/>
          <svg:desc/>
          <text:p text:style-name="a456" text:class-names="" text:cond-style-name=""><text:span text:style-name="a45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79" presentation:style-name="a522" draw:name="Text Placeholder 2" svg:x="0.49508in" svg:y="4.90313in" svg:width="12.20595in" svg:height="2.0321in" presentation:class="outline" presentation:placeholder="false">
          <draw:text-box>
            <text:list text:style-name="a479">
              <text:list-item>
                <text:p text:style-name="a478" text:class-names="" text:cond-style-name=""><text:span text:style-name="a459" text:class-names="">A<text:s text:c="1"/></text:span><text:span text:style-name="a460" text:class-names="">Minimização</text:span><text:span text:style-name="a461" text:class-names=""><text:s text:c="1"/>de AFD é o<text:s text:c="1"/></text:span><text:span text:style-name="a462" text:class-names="">processo</text:span><text:span text:style-name="a463" text:class-names=""><text:s text:c="1"/>de<text:s text:c="1"/></text:span><text:span text:style-name="a464" text:class-names="">transformar</text:span><text:span text:style-name="a465" text:class-names=""><text:s text:c="1"/>um dado AFD<text:s text:c="1"/></text:span><text:span text:style-name="a466" text:class-names="">em</text:span><text:span text:style-name="a467" text:class-names=""><text:s text:c="1"/>outro AFD<text:s text:c="1"/></text:span><text:span text:style-name="a468" text:class-names="">equivalente</text:span><text:span text:style-name="a469" text:class-names=""><text:s text:c="1"/>que<text:s text:c="1"/></text:span><text:span text:style-name="a470" text:class-names="">possua</text:span><text:span text:style-name="a471" text:class-names=""><text:s text:c="1"/>o<text:s text:c="1"/></text:span><text:span text:style-name="a472" text:class-names="">número</text:span><text:span text:style-name="a473" text:class-names=""><text:s text:c="1"/></text:span><text:span text:style-name="a474" text:class-names="">mínimo</text:span><text:span text:style-name="a475" text:class-names=""><text:s text:c="1"/>de<text:s text:c="1"/></text:span><text:span text:style-name="a476" text:class-names="">estados</text:span><text:span text:style-name="a477" text:class-names=""/></text:p>
              </text:list-item>
            </text:list>
            <text:list text:style-name="a496">
              <text:list-item>
                <text:p text:style-name="a495" text:class-names="" text:cond-style-name=""><text:span text:style-name="a480" text:class-names="">Dois AFDs<text:s text:c="1"/></text:span><text:span text:style-name="a481" text:class-names="">são</text:span><text:span text:style-name="a482" text:class-names=""><text:s text:c="1"/></text:span><text:span text:style-name="a483" text:class-names="">considerados</text:span><text:span text:style-name="a484" text:class-names=""><text:s text:c="1"/></text:span><text:span text:style-name="a485" text:class-names="">equivalentes</text:span><text:span text:style-name="a486" text:class-names=""><text:s text:c="1"/>se<text:s text:c="1"/></text:span><text:span text:style-name="a487" text:class-names="">eles</text:span><text:span text:style-name="a488" text:class-names=""><text:s text:c="1"/></text:span><text:span text:style-name="a489" text:class-names="">reconhecem</text:span><text:span text:style-name="a490" text:class-names=""><text:s text:c="1"/>a<text:s text:c="1"/></text:span><text:span text:style-name="a491" text:class-names="">mesma</text:span><text:span text:style-name="a492" text:class-names=""><text:s text:c="1"/></text:span><text:span text:style-name="a493" text:class-names="">linguagem</text:span><text:span text:style-name="a494" text:class-names=""><text:s text:c="1"/>regular</text:span></text:p>
              </text:list-item>
            </text:list>
            <text:list text:style-name="a521">
              <text:list-item>
                <text:p text:style-name="a520" text:class-names="" text:cond-style-name=""><text:span text:style-name="a497" text:class-names="">O<text:s text:c="1"/></text:span><text:span text:style-name="a498" text:class-names="">objetivo</text:span><text:span text:style-name="a499" text:class-names=""><text:s text:c="1"/>é<text:s text:c="1"/></text:span><text:span text:style-name="a500" text:class-names="">obter</text:span><text:span text:style-name="a501" text:class-names=""><text:s text:c="1"/>um AFD com o<text:s text:c="1"/></text:span><text:span text:style-name="a502" text:class-names="">menor</text:span><text:span text:style-name="a503" text:class-names=""><text:s text:c="1"/></text:span><text:span text:style-name="a504" text:class-names="">número</text:span><text:span text:style-name="a505" text:class-names=""><text:s text:c="1"/></text:span><text:span text:style-name="a506" text:class-names="">possível</text:span><text:span text:style-name="a507" text:class-names=""><text:s text:c="1"/>de<text:s text:c="1"/></text:span><text:span text:style-name="a508" text:class-names="">estados</text:span><text:span text:style-name="a509" text:class-names=""><text:s text:c="1"/>que<text:s text:c="1"/></text:span><text:span text:style-name="a510" text:class-names="">ainda</text:span><text:span text:style-name="a511" text:class-names=""><text:s text:c="1"/></text:span><text:span text:style-name="a512" text:class-names="">aceite</text:span><text:span text:style-name="a513" text:class-names=""><text:s text:c="1"/></text:span><text:span text:style-name="a514" text:class-names="">exatamente</text:span><text:span text:style-name="a515" text:class-names=""><text:s text:c="1"/>a<text:s text:c="1"/></text:span><text:span text:style-name="a516" text:class-names="">mesma</text:span><text:span text:style-name="a517" text:class-names=""><text:s text:c="1"/></text:span><text:span text:style-name="a518" text:class-names="">linguagem</text:span><text:span text:style-name="a519" text:class-names=""/></text:p>
              </text:list-item>
            </text:list>
          </draw:text-box>
          <svg:title/>
          <svg:desc/>
        </draw:frame>
        <draw:custom-shape svg:width="7.49953in" svg:height="3.92854in" draw:id="id80" draw:style-name="a526" draw:transform="translate(-3.74977in -1.96427in) rotate(-1.5708) translate(11.36906in 3.74977in)" draw:name="Rectangle 19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4" draw:style-name="a527" draw:master-page-name="Master1-Layout3-secHead-Cabeçalho-da-Seção" presentation:presentation-page-layout-name="Master1-PPL3" draw:id="Slide-259">
        <draw:custom-shape svg:x="0in" svg:y="0in" svg:width="13.33333in" svg:height="7.5in" draw:id="id81" draw:style-name="a530" draw:name="Rectangle 7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82" draw:style-name="a534" draw:name="Rectangle 9">
          <svg:title/>
          <svg:desc/>
          <text:p text:style-name="a532" text:class-names="" text:cond-style-name=""><text:span text:style-name="a5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83" draw:style-name="a538" draw:transform="translate(-6.425in -3.74053in) rotate(-3.14159) translate(6.92316in 3.73865in)" draw:name="Rectangle 1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84" draw:style-name="a542" draw:name="Rectangle 13">
          <svg:title/>
          <svg:desc/>
          <text:p text:style-name="a540" text:class-names="" text:cond-style-name=""><text:span text:style-name="a5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85" draw:style-name="a546" draw:transform="translate(-2.71628in -2.72768in) rotate(-4.44308) translate(9.34328in 3.5799in)" draw:name="Oval 15">
          <svg:title/>
          <svg:desc/>
          <text:p text:style-name="a544" text:class-names="" text:cond-style-name=""><text:span text:style-name="a5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6" presentation:style-name="a552" draw:name="Title 1" svg:x="0.49954in" svg:y="0.08683in" svg:width="7.21374in" svg:height="3.5745in" presentation:class="title" presentation:placeholder="false">
          <draw:text-box>
            <text:p text:style-name="a551" text:class-names="" text:cond-style-name=""><text:span text:style-name="a547" text:class-names="">Por Que<text:s text:c="1"/></text:span><text:span text:style-name="a548" text:class-names="">Minimizar</text:span><text:span text:style-name="a549" text:class-names="">?</text:span><text:span text:style-name="a550" text:class-names=""/></text:p>
          </draw:text-box>
          <svg:title/>
          <svg:desc/>
        </draw:frame>
        <draw:custom-shape svg:width="13.31952in" svg:height="2.60057in" draw:id="id87" draw:style-name="a556" draw:transform="translate(-6.65976in -1.30029in) rotate(-3.14159) translate(6.66667in 6.19971in)" draw:name="Rectangle 17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88" presentation:style-name="a579" draw:name="Text Placeholder 2" svg:x="0.49508in" svg:y="4.54081in" svg:width="12.19387in" svg:height="2.38234in" presentation:class="outline" presentation:placeholder="false">
          <draw:text-box>
            <text:list text:style-name="a564">
              <text:list-item>
                <text:p text:style-name="a563" text:class-names="" text:cond-style-name=""><text:span text:style-name="a557" text:class-names="">Menos<text:s text:c="1"/></text:span><text:span text:style-name="a558" text:class-names="">memória</text:span><text:span text:style-name="a559" text:class-names=""><text:s text:c="1"/>para<text:s text:c="1"/></text:span><text:span text:style-name="a560" text:class-names="">armazenar</text:span><text:span text:style-name="a561" text:class-names=""><text:s text:c="1"/>o<text:s text:c="1"/></text:span><text:span text:style-name="a562" text:class-names="">autômato</text:span></text:p>
              </text:list-item>
            </text:list>
            <text:list text:style-name="a571">
              <text:list-item>
                <text:p text:style-name="a570" text:class-names="" text:cond-style-name=""><text:span text:style-name="a565" text:class-names="">Processamento</text:span><text:span text:style-name="a566" text:class-names=""><text:s text:c="1"/></text:span><text:span text:style-name="a567" text:class-names="">mais</text:span><text:span text:style-name="a568" text:class-names=""><text:s text:c="1"/></text:span><text:span text:style-name="a569" text:class-names="">rápido</text:span></text:p>
              </text:list-item>
            </text:list>
            <text:list text:style-name="a578">
              <text:list-item>
                <text:p text:style-name="a577" text:class-names="" text:cond-style-name=""><text:span text:style-name="a572" text:class-names="">Facilita</text:span><text:span text:style-name="a573" text:class-names=""><text:s text:c="1"/></text:span><text:span text:style-name="a574" text:class-names="">análise</text:span><text:span text:style-name="a575" text:class-names=""><text:s text:c="1"/>e<text:s text:c="1"/></text:span><text:span text:style-name="a576" text:class-names="">implementação</text:span></text:p>
              </text:list-item>
            </text:list>
          </draw:text-box>
          <svg:title/>
          <svg:desc/>
        </draw:frame>
        <draw:custom-shape svg:width="7.49953in" svg:height="3.92854in" draw:id="id89" draw:style-name="a583" draw:transform="translate(-3.74977in -1.96427in) rotate(-1.5708) translate(11.36906in 3.74977in)" draw:name="Rectangle 1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5" draw:style-name="a584" draw:master-page-name="Master1-Layout3-secHead-Cabeçalho-da-Seção" presentation:presentation-page-layout-name="Master1-PPL3" draw:id="Slide-260">
        <draw:custom-shape svg:x="0in" svg:y="0in" svg:width="13.33333in" svg:height="7.5in" draw:id="id90" draw:style-name="a587" draw:name="Rectangle 7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91" draw:style-name="a591" draw:name="Rectangle 9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92" draw:style-name="a595" draw:transform="translate(-6.425in -3.74053in) rotate(-3.14159) translate(6.92316in 3.73865in)" draw:name="Rectangle 11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93" draw:style-name="a599" draw:name="Rectangle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94" draw:style-name="a603" draw:transform="translate(-2.71628in -2.72768in) rotate(-4.44308) translate(9.34328in 3.5799in)" draw:name="Oval 15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95" presentation:style-name="a611" draw:name="Title 1" svg:x="0.49954in" svg:y="0.01437in" svg:width="12.8176in" svg:height="3.70735in" presentation:class="title" presentation:placeholder="false">
          <draw:text-box>
            <text:p text:style-name="a610" text:class-names="" text:cond-style-name=""><text:span text:style-name="a604" text:class-names="">Pré-</text:span><text:span text:style-name="a605" text:class-names="">requisitos</text:span><text:span text:style-name="a606" text:class-names=""><text:s text:c="1"/>para a<text:s text:c="1"/></text:span><text:span text:style-name="a607" text:class-names="">Minimização</text:span><text:span text:style-name="a608" text:class-names=""><text:s text:c="1"/>de um AFD</text:span><text:span text:style-name="a609" text:class-names=""/></text:p>
          </draw:text-box>
          <svg:title/>
          <svg:desc/>
        </draw:frame>
        <draw:custom-shape svg:width="13.31952in" svg:height="2.60057in" draw:id="id96" draw:style-name="a615" draw:transform="translate(-6.65976in -1.30029in) rotate(-3.14159) translate(6.66667in 6.19971in)" draw:name="Rectangle 17">
          <svg:title/>
          <svg:desc/>
          <text:p text:style-name="a613" text:class-names="" text:cond-style-name=""><text:span text:style-name="a61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97" presentation:style-name="a734" draw:name="Text Placeholder 2" svg:x="0.49508in" svg:y="4.54081in" svg:width="12.19387in" svg:height="2.38234in" presentation:class="outline" presentation:placeholder="false">
          <draw:text-box>
            <text:list text:style-name="a633">
              <text:list-item>
                <text:p text:style-name="a632" text:class-names="" text:cond-style-name=""><text:span text:style-name="a616" text:class-names="">Para que um AFD<text:s text:c="1"/></text:span><text:span text:style-name="a617" text:class-names="">possa</text:span><text:span text:style-name="a618" text:class-names=""><text:s text:c="1"/>ser<text:s text:c="1"/></text:span><text:span text:style-name="a619" text:class-names="">minimizado</text:span><text:span text:style-name="a620" text:class-names="">,<text:s text:c="1"/></text:span><text:span text:style-name="a621" text:class-names="">ele</text:span><text:span text:style-name="a622" text:class-names=""><text:s text:c="1"/></text:span><text:span text:style-name="a623" text:class-names="">deve</text:span><text:span text:style-name="a624" text:class-names=""><text:s text:c="1"/></text:span><text:span text:style-name="a625" text:class-names="">atender</text:span><text:span text:style-name="a626" text:class-names=""><text:s text:c="1"/>a<text:s text:c="1"/></text:span><text:span text:style-name="a627" text:class-names="">algumas</text:span><text:span text:style-name="a628" text:class-names=""><text:s text:c="1"/></text:span><text:span text:style-name="a629" text:class-names="">condições</text:span><text:span text:style-name="a630" text:class-names="">:</text:span><text:span text:style-name="a631" text:class-names=""/></text:p>
              </text:list-item>
            </text:list>
            <text:list text:style-name="a661">
              <text:list-item>
                <text:p text:style-name="a660" text:class-names="" text:cond-style-name=""><text:span text:style-name="a634" text:class-names="">Ser<text:s text:c="1"/></text:span><text:span text:style-name="a635" text:class-names="">determinístico</text:span><text:span text:style-name="a636" text:class-names=""><text:s text:c="1"/>e<text:s text:c="1"/></text:span><text:span text:style-name="a637" text:class-names="">não</text:span><text:span text:style-name="a638" text:class-names=""><text:s text:c="1"/></text:span><text:span text:style-name="a639" text:class-names="">possuir</text:span><text:span text:style-name="a640" text:class-names=""><text:s text:c="1"/></text:span><text:span text:style-name="a641" text:class-names="">transições</text:span><text:span text:style-name="a642" text:class-names=""><text:s text:c="1"/>com<text:s text:c="1"/></text:span><text:span text:style-name="a643" text:class-names="">cadeia</text:span><text:span text:style-name="a644" text:class-names=""><text:s text:c="1"/></text:span><text:span text:style-name="a645" text:class-names="">vazia</text:span><text:span text:style-name="a646" text:class-names=""><text:s text:c="1"/>(ε-</text:span><text:span text:style-name="a647" text:class-names="">transições</text:span><text:span text:style-name="a648" text:class-names="">). Se o<text:s text:c="1"/></text:span><text:span text:style-name="a649" text:class-names="">autômato</text:span><text:span text:style-name="a650" text:class-names=""><text:s text:c="1"/>for<text:s text:c="1"/></text:span><text:span text:style-name="a651" text:class-names="">não-determinístico</text:span><text:span text:style-name="a652" text:class-names=""><text:s text:c="1"/>(AFND),<text:s text:c="1"/></text:span><text:span text:style-name="a653" text:class-names="">ele</text:span><text:span text:style-name="a654" text:class-names=""><text:s text:c="1"/></text:span><text:span text:style-name="a655" text:class-names="">deve</text:span><text:span text:style-name="a656" text:class-names=""><text:s text:c="1"/>ser<text:s text:c="1"/></text:span><text:span text:style-name="a657" text:class-names="">convertido</text:span><text:span text:style-name="a658" text:class-names=""><text:s text:c="1"/>para um AFD<text:s text:c="1"/></text:span><text:span text:style-name="a659" text:class-names="">primeiro</text:span></text:p>
              </text:list-item>
            </text:list>
            <text:list text:style-name="a704">
              <text:list-item>
                <text:p text:style-name="a703" text:class-names="" text:cond-style-name=""><text:span text:style-name="a662" text:class-names="">Sua<text:s text:c="1"/></text:span><text:span text:style-name="a663" text:class-names="">função</text:span><text:span text:style-name="a664" text:class-names=""><text:s text:c="1"/>de<text:s text:c="1"/></text:span><text:span text:style-name="a665" text:class-names="">transição</text:span><text:span text:style-name="a666" text:class-names=""><text:s text:c="1"/>(δ)<text:s text:c="1"/></text:span><text:span text:style-name="a667" text:class-names="">deve</text:span><text:span text:style-name="a668" text:class-names=""><text:s text:c="1"/>ser total,<text:s text:c="1"/></text:span><text:span text:style-name="a669" text:class-names="">ou</text:span><text:span text:style-name="a670" text:class-names=""><text:s text:c="1"/></text:span><text:span text:style-name="a671" text:class-names="">seja</text:span><text:span text:style-name="a672" text:class-names="">, para<text:s text:c="1"/></text:span><text:span text:style-name="a673" text:class-names="">cada</text:span><text:span text:style-name="a674" text:class-names=""><text:s text:c="1"/></text:span><text:span text:style-name="a675" text:class-names="">estado</text:span><text:span text:style-name="a676" text:class-names=""><text:s text:c="1"/>e<text:s text:c="1"/></text:span><text:span text:style-name="a677" text:class-names="">cada</text:span><text:span text:style-name="a678" text:class-names=""><text:s text:c="1"/></text:span><text:span text:style-name="a679" text:class-names="">símbolo</text:span><text:span text:style-name="a680" text:class-names=""><text:s text:c="1"/>do<text:s text:c="1"/></text:span><text:span text:style-name="a681" text:class-names="">alfabeto</text:span><text:span text:style-name="a682" text:class-names="">,<text:s text:c="1"/></text:span><text:span text:style-name="a683" text:class-names="">deve</text:span><text:span text:style-name="a684" text:class-names=""><text:s text:c="1"/>haver<text:s text:c="1"/></text:span><text:span text:style-name="a685" text:class-names="">uma</text:span><text:span text:style-name="a686" text:class-names=""><text:s text:c="1"/></text:span><text:span text:style-name="a687" text:class-names="">transição</text:span><text:span text:style-name="a688" text:class-names=""><text:s text:c="1"/></text:span><text:span text:style-name="a689" text:class-names="">definida</text:span><text:span text:style-name="a690" text:class-names="">. Caso o AFD<text:s text:c="1"/></text:span><text:span text:style-name="a691" text:class-names="">seja</text:span><text:span text:style-name="a692" text:class-names=""><text:s text:c="1"/></text:span><text:span text:style-name="a693" text:class-names="">incompleto</text:span><text:span text:style-name="a694" text:class-names="">,<text:s text:c="1"/></text:span><text:span text:style-name="a695" text:class-names="">ele</text:span><text:span text:style-name="a696" text:class-names=""><text:s text:c="1"/></text:span><text:span text:style-name="a697" text:class-names="">precisa</text:span><text:span text:style-name="a698" text:class-names=""><text:s text:c="1"/>ser<text:s text:c="1"/></text:span><text:span text:style-name="a699" text:class-names="">completado</text:span><text:span text:style-name="a700" text:class-names=""><text:s text:c="1"/>antes da<text:s text:c="1"/></text:span><text:span text:style-name="a701" text:class-names="">minimização</text:span><text:span text:style-name="a702" text:class-names=""/></text:p>
              </text:list-item>
            </text:list>
            <text:list text:style-name="a713">
              <text:list-item>
                <text:p text:style-name="a712" text:class-names="" text:cond-style-name=""><text:span text:style-name="a705" text:class-names="">Não</text:span><text:span text:style-name="a706" text:class-names=""><text:s text:c="1"/></text:span><text:span text:style-name="a707" text:class-names="">possuir</text:span><text:span text:style-name="a708" text:class-names=""><text:s text:c="1"/></text:span><text:span text:style-name="a709" text:class-names="">estados</text:span><text:span text:style-name="a710" text:class-names=""><text:s text:c="1"/></text:span><text:span text:style-name="a711" text:class-names="">inacessíveis</text:span></text:p>
              </text:list-item>
            </text:list>
            <text:list text:style-name="a733">
              <text:list-item>
                <text:p text:style-name="a732" text:class-names="" text:cond-style-name=""><text:span text:style-name="a714" text:class-names="">Não</text:span><text:span text:style-name="a715" text:class-names=""><text:s text:c="1"/></text:span><text:span text:style-name="a716" text:class-names="">possuir</text:span><text:span text:style-name="a717" text:class-names=""><text:s text:c="1"/></text:span><text:span text:style-name="a718" text:class-names="">estados</text:span><text:span text:style-name="a719" text:class-names=""><text:s text:c="1"/></text:span><text:span text:style-name="a720" text:class-names="">mortos</text:span><text:span text:style-name="a721" text:class-names=""><text:s text:c="1"/>(</text:span><text:span text:style-name="a722" text:class-names="">também</text:span><text:span text:style-name="a723" text:class-names=""><text:s text:c="1"/></text:span><text:span text:style-name="a724" text:class-names="">chamados</text:span><text:span text:style-name="a725" text:class-names=""><text:s text:c="1"/>de "trap states"<text:s text:c="1"/></text:span><text:span text:style-name="a726" text:class-names="">ou</text:span><text:span text:style-name="a727" text:class-names=""><text:s text:c="1"/>"</text:span><text:span text:style-name="a728" text:class-names="">estados</text:span><text:span text:style-name="a729" text:class-names=""><text:s text:c="1"/></text:span><text:span text:style-name="a730" text:class-names="">armadilha</text:span><text:span text:style-name="a731" text:class-names="">")</text:span></text:p>
              </text:list-item>
            </text:list>
          </draw:text-box>
          <svg:title/>
          <svg:desc/>
        </draw:frame>
        <draw:custom-shape svg:width="7.49953in" svg:height="3.92854in" draw:id="id98" draw:style-name="a738" draw:transform="translate(-3.74977in -1.96427in) rotate(-1.5708) translate(11.36906in 3.74977in)" draw:name="Rectangle 19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6" draw:style-name="a739" draw:master-page-name="Master1-Layout3-secHead-Cabeçalho-da-Seção" presentation:presentation-page-layout-name="Master1-PPL3" draw:id="Slide-261">
        <draw:custom-shape svg:x="0in" svg:y="0in" svg:width="13.33333in" svg:height="7.5in" draw:id="id99" draw:style-name="a742" draw:name="Rectangle 7">
          <svg:title/>
          <svg:desc/>
          <text:p text:style-name="a741" text:class-names="" text:cond-style-name=""><text:span text:style-name="a74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00" draw:style-name="a746" draw:name="Rectangle 9">
          <svg:title/>
          <svg:desc/>
          <text:p text:style-name="a744" text:class-names="" text:cond-style-name=""><text:span text:style-name="a7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01" draw:style-name="a750" draw:transform="translate(-6.425in -3.74053in) rotate(-3.14159) translate(6.92316in 3.73865in)" draw:name="Rectangle 11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02" draw:style-name="a754" draw:name="Rectangle 13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03" draw:style-name="a758" draw:transform="translate(-2.71628in -2.72768in) rotate(-4.44308) translate(9.34328in 3.5799in)" draw:name="Oval 15">
          <svg:title/>
          <svg:desc/>
          <text:p text:style-name="a756" text:class-names="" text:cond-style-name=""><text:span text:style-name="a7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04" presentation:style-name="a767" draw:name="Title 1" svg:x="0.49954in" svg:y="0.01437in" svg:width="12.79345in" svg:height="3.70735in" presentation:class="title" presentation:placeholder="false">
          <draw:text-box>
            <text:p text:style-name="a766" text:class-names="" text:cond-style-name=""><text:span text:style-name="a759" text:class-names="">Classes de<text:s text:c="1"/></text:span><text:span text:style-name="a760" text:class-names="">Estados</text:span><text:span text:style-name="a761" text:class-names=""><text:s text:c="1"/>a Serem<text:s text:c="1"/></text:span><text:span text:style-name="a762" text:class-names="">Removidos</text:span><text:span text:style-name="a763" text:class-names="">/</text:span><text:span text:style-name="a764" text:class-names="">Mesclados</text:span><text:span text:style-name="a765" text:class-names=""/></text:p>
          </draw:text-box>
          <svg:title/>
          <svg:desc/>
        </draw:frame>
        <draw:custom-shape svg:width="13.31952in" svg:height="2.60057in" draw:id="id105" draw:style-name="a771" draw:transform="translate(-6.65976in -1.30029in) rotate(-3.14159) translate(6.66667in 6.19971in)" draw:name="Rectangle 17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06" presentation:style-name="a874" draw:name="Text Placeholder 2" svg:x="0.49508in" svg:y="4.54081in" svg:width="12.19387in" svg:height="2.38234in" presentation:class="outline" presentation:placeholder="false">
          <draw:text-box>
            <text:list text:style-name="a789">
              <text:list-item>
                <text:p text:style-name="a788" text:class-names="" text:cond-style-name=""><text:span text:style-name="a772" text:class-names="">A<text:s text:c="1"/></text:span><text:span text:style-name="a773" text:class-names="">minimização</text:span><text:span text:style-name="a774" text:class-names=""><text:s text:c="1"/>de AFD<text:s text:c="1"/></text:span><text:span text:style-name="a775" text:class-names="">geralmente</text:span><text:span text:style-name="a776" text:class-names=""><text:s text:c="1"/></text:span><text:span text:style-name="a777" text:class-names="">envolve</text:span><text:span text:style-name="a778" text:class-names=""><text:s text:c="1"/>a<text:s text:c="1"/></text:span><text:span text:style-name="a779" text:class-names="">remoção</text:span><text:span text:style-name="a780" text:class-names=""><text:s text:c="1"/></text:span><text:span text:style-name="a781" text:class-names="">ou</text:span><text:span text:style-name="a782" text:class-names=""><text:s text:c="1"/></text:span><text:span text:style-name="a783" text:class-names="">fusão</text:span><text:span text:style-name="a784" text:class-names=""><text:s text:c="1"/>de<text:s text:c="1"/></text:span><text:span text:style-name="a785" text:class-names="">três</text:span><text:span text:style-name="a786" text:class-names=""><text:s text:c="1"/>classes de estados:</text:span><text:span text:style-name="a787" text:class-names=""/></text:p>
              </text:list-item>
            </text:list>
            <text:list text:style-name="a797">
              <text:list-item>
                <text:p text:style-name="a796" text:class-names="" text:cond-style-name=""><text:span text:style-name="a790" text:class-names="">Estados</text:span><text:span text:style-name="a791" text:class-names=""><text:s text:c="1"/></text:span><text:span text:style-name="a792" text:class-names="">Inacessíveis</text:span><text:span text:style-name="a793" text:class-names=""><text:s text:c="1"/>(</text:span><text:span text:style-name="a794" text:class-names="">Inalcançáveis</text:span><text:span text:style-name="a795" text:class-names="">)</text:span></text:p>
              </text:list-item>
            </text:list>
            <text:list text:style-name="a822">
              <text:list-item>
                <text:p text:style-name="a821" text:class-names="" text:cond-style-name=""><text:span text:style-name="a798" text:class-names="">Definição</text:span><text:span text:style-name="a799" text:class-names="">: São<text:s text:c="1"/></text:span><text:span text:style-name="a800" text:class-names="">estados</text:span><text:span text:style-name="a801" text:class-names=""><text:s text:c="1"/>que<text:s text:c="1"/></text:span><text:span text:style-name="a802" text:class-names="">não</text:span><text:span text:style-name="a803" text:class-names=""><text:s text:c="1"/></text:span><text:span text:style-name="a804" text:class-names="">podem</text:span><text:span text:style-name="a805" text:class-names=""><text:s text:c="1"/>ser<text:s text:c="1"/></text:span><text:span text:style-name="a806" text:class-names="">alcançados</text:span><text:span text:style-name="a807" text:class-names=""><text:s text:c="1"/>a<text:s text:c="1"/></text:span><text:span text:style-name="a808" text:class-names="">partir</text:span><text:span text:style-name="a809" text:class-names=""><text:s text:c="1"/>do<text:s text:c="1"/></text:span><text:span text:style-name="a810" text:class-names="">estado</text:span><text:span text:style-name="a811" text:class-names=""><text:s text:c="1"/></text:span><text:span text:style-name="a812" text:class-names="">inicial</text:span><text:span text:style-name="a813" text:class-names=""><text:s text:c="1"/></text:span><text:span text:style-name="a814" text:class-names="">por</text:span><text:span text:style-name="a815" text:class-names=""><text:s text:c="1"/></text:span><text:span text:style-name="a816" text:class-names="">nenhuma</text:span><text:span text:style-name="a817" text:class-names=""><text:s text:c="1"/></text:span><text:span text:style-name="a818" text:class-names="">cadeia</text:span><text:span text:style-name="a819" text:class-names=""><text:s text:c="1"/>de entrada</text:span><text:span text:style-name="a820" text:class-names=""/></text:p>
              </text:list-item>
            </text:list>
            <text:list text:style-name="a873">
              <text:list-item>
                <text:p text:style-name="a872" text:class-names="" text:cond-style-name=""><text:span text:style-name="a823" text:class-names="">Remoção</text:span><text:span text:style-name="a824" text:class-names="">:<text:s text:c="1"/></text:span><text:span text:style-name="a825" text:class-names="">Podem</text:span><text:span text:style-name="a826" text:class-names=""><text:s text:c="1"/>ser<text:s text:c="1"/></text:span><text:span text:style-name="a827" text:class-names="">eliminados</text:span><text:span text:style-name="a828" text:class-names=""><text:s text:c="1"/></text:span><text:span text:style-name="a829" text:class-names="">do</text:span><text:span text:style-name="a830" text:class-names=""><text:s text:c="1"/>AFD<text:s text:c="1"/></text:span><text:span text:style-name="a831" text:class-names="">sem</text:span><text:span text:style-name="a832" text:class-names=""><text:s text:c="1"/></text:span><text:span text:style-name="a833" text:class-names="">afetar</text:span><text:span text:style-name="a834" text:class-names=""><text:s text:c="1"/>a<text:s text:c="1"/></text:span><text:span text:style-name="a835" text:class-names="">linguagem</text:span><text:span text:style-name="a836" text:class-names=""><text:s text:c="1"/>que<text:s text:c="1"/></text:span><text:span text:style-name="a837" text:class-names="">ele</text:span><text:span text:style-name="a838" text:class-names=""><text:s text:c="1"/></text:span><text:span text:style-name="a839" text:class-names="">aceita</text:span><text:span text:style-name="a840" text:class-names="">. Isso<text:s text:c="1"/></text:span><text:span text:style-name="a841" text:class-names="">pode</text:span><text:span text:style-name="a842" text:class-names=""><text:s text:c="1"/>ser<text:s text:c="1"/></text:span><text:span text:style-name="a843" text:class-names="">feito</text:span><text:span text:style-name="a844" text:class-names=""><text:s text:c="1"/></text:span><text:span text:style-name="a845" text:class-names="">usando</text:span><text:span text:style-name="a846" text:class-names=""><text:s text:c="1"/></text:span><text:span text:style-name="a847" text:class-names="">algoritmos</text:span><text:span text:style-name="a848" text:class-names=""><text:s text:c="1"/>de<text:s text:c="1"/></text:span><text:span text:style-name="a849" text:class-names="">busca</text:span><text:span text:style-name="a850" text:class-names=""><text:s text:c="1"/></text:span><text:span text:style-name="a851" text:class-names="">em</text:span><text:span text:style-name="a852" text:class-names=""><text:s text:c="1"/></text:span><text:span text:style-name="a853" text:class-names="">grafos</text:span><text:span text:style-name="a854" text:class-names="">,<text:s text:c="1"/></text:span><text:span text:style-name="a855" text:class-names="">como</text:span><text:span text:style-name="a856" text:class-names=""><text:s text:c="1"/></text:span><text:span text:style-name="a857" text:class-names="">busca</text:span><text:span text:style-name="a858" text:class-names=""><text:s text:c="1"/></text:span><text:span text:style-name="a859" text:class-names="">em</text:span><text:span text:style-name="a860" text:class-names=""><text:s text:c="1"/></text:span><text:span text:style-name="a861" text:class-names="">profundidade</text:span><text:span text:style-name="a862" text:class-names=""><text:s text:c="1"/>(DFS)<text:s text:c="1"/></text:span><text:span text:style-name="a863" text:class-names="">ou</text:span><text:span text:style-name="a864" text:class-names=""><text:s text:c="1"/></text:span><text:span text:style-name="a865" text:class-names="">busca</text:span><text:span text:style-name="a866" text:class-names=""><text:s text:c="1"/></text:span><text:span text:style-name="a867" text:class-names="">em</text:span><text:span text:style-name="a868" text:class-names=""><text:s text:c="1"/></text:span><text:span text:style-name="a869" text:class-names="">largura</text:span><text:span text:style-name="a870" text:class-names=""><text:s text:c="1"/>(BFS)</text:span><text:span text:style-name="a871" text:class-names=""/></text:p>
              </text:list-item>
            </text:list>
          </draw:text-box>
          <svg:title/>
          <svg:desc/>
        </draw:frame>
        <draw:custom-shape svg:width="7.49953in" svg:height="3.92854in" draw:id="id107" draw:style-name="a878" draw:transform="translate(-3.74977in -1.96427in) rotate(-1.5708) translate(11.36906in 3.74977in)" draw:name="Rectangle 19">
          <svg:title/>
          <svg:desc/>
          <text:p text:style-name="a876" text:class-names="" text:cond-style-name=""><text:span text:style-name="a87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8" draw:style-name="a879" draw:master-page-name="Master1-Layout3-secHead-Cabeçalho-da-Seção" presentation:presentation-page-layout-name="Master1-PPL3" draw:id="Slide-263">
        <draw:custom-shape svg:x="0in" svg:y="0in" svg:width="13.33333in" svg:height="7.5in" draw:id="id108" draw:style-name="a882" draw:name="Rectangle 7">
          <svg:title/>
          <svg:desc/>
          <text:p text:style-name="a881" text:class-names="" text:cond-style-name=""><text:span text:style-name="a8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09" draw:style-name="a886" draw:name="Rectangle 9">
          <svg:title/>
          <svg:desc/>
          <text:p text:style-name="a884" text:class-names="" text:cond-style-name=""><text:span text:style-name="a8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10" draw:style-name="a890" draw:transform="translate(-6.425in -3.74053in) rotate(-3.14159) translate(6.92316in 3.73865in)" draw:name="Rectangle 11">
          <svg:title/>
          <svg:desc/>
          <text:p text:style-name="a888" text:class-names="" text:cond-style-name=""><text:span text:style-name="a88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11" draw:style-name="a894" draw:name="Rectangle 13">
          <svg:title/>
          <svg:desc/>
          <text:p text:style-name="a892" text:class-names="" text:cond-style-name=""><text:span text:style-name="a8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12" draw:style-name="a898" draw:transform="translate(-2.71628in -2.72768in) rotate(-4.44308) translate(9.34328in 3.5799in)" draw:name="Oval 15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13" presentation:style-name="a904" draw:name="Title 1" svg:x="0.49954in" svg:y="0.01437in" svg:width="12.79345in" svg:height="3.70735in" presentation:class="title" presentation:placeholder="false">
          <draw:text-box>
            <text:p text:style-name="a903" text:class-names="" text:cond-style-name=""><text:span text:style-name="a899" text:class-names="">Algoritmos</text:span><text:span text:style-name="a900" text:class-names=""><text:s text:c="1"/>de<text:s text:c="1"/></text:span><text:span text:style-name="a901" text:class-names="">Minimização</text:span><text:span text:style-name="a902" text:class-names=""/></text:p>
          </draw:text-box>
          <svg:title/>
          <svg:desc/>
        </draw:frame>
        <draw:custom-shape svg:width="13.31952in" svg:height="2.60057in" draw:id="id114" draw:style-name="a908" draw:transform="translate(-6.65976in -1.30029in) rotate(-3.14159) translate(6.66667in 6.19971in)" draw:name="Rectangle 17">
          <svg:title/>
          <svg:desc/>
          <text:p text:style-name="a906" text:class-names="" text:cond-style-name=""><text:span text:style-name="a90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15" presentation:style-name="a1004" draw:name="Text Placeholder 2" svg:x="0.49508in" svg:y="4.54081in" svg:width="12.19387in" svg:height="2.38234in" presentation:class="outline" presentation:placeholder="false">
          <draw:text-box>
            <text:list text:style-name="a922">
              <text:list-item>
                <text:p text:style-name="a921" text:class-names="" text:cond-style-name=""><text:span text:style-name="a909" text:class-names="">A<text:s text:c="1"/></text:span><text:span text:style-name="a910" text:class-names="">minimização</text:span><text:span text:style-name="a911" text:class-names=""><text:s text:c="1"/></text:span><text:span text:style-name="a912" text:class-names="">geralmente</text:span><text:span text:style-name="a913" text:class-names=""><text:s text:c="1"/>segue<text:s text:c="1"/></text:span><text:span text:style-name="a914" text:class-names="">uma</text:span><text:span text:style-name="a915" text:class-names=""><text:s text:c="1"/></text:span><text:span text:style-name="a916" text:class-names="">sequência</text:span><text:span text:style-name="a917" text:class-names=""><text:s text:c="1"/>de<text:s text:c="1"/></text:span><text:span text:style-name="a918" text:class-names="">passos</text:span><text:span text:style-name="a919" text:class-names="">:</text:span><text:span text:style-name="a920" text:class-names=""/></text:p>
              </text:list-item>
            </text:list>
            <text:list text:style-name="a930">
              <text:list-item>
                <text:p text:style-name="a929" text:class-names="" text:cond-style-name=""><text:span text:style-name="a923" text:class-names="">Eliminar</text:span><text:span text:style-name="a924" text:class-names=""><text:s text:c="1"/></text:span><text:span text:style-name="a925" text:class-names="">estados</text:span><text:span text:style-name="a926" text:class-names=""><text:s text:c="1"/></text:span><text:span text:style-name="a927" text:class-names="">inacessíveis</text:span><text:span text:style-name="a928" text:class-names=""/></text:p>
              </text:list-item>
            </text:list>
            <text:list text:style-name="a994">
              <text:list-item>
                <text:p text:style-name="a993" text:class-names="" text:cond-style-name=""><text:span text:style-name="a931" text:class-names="">Eliminar</text:span><text:span text:style-name="a932" text:class-names=""><text:s text:c="1"/></text:span><text:span text:style-name="a933" text:class-names="">estados</text:span><text:span text:style-name="a934" text:class-names=""><text:s text:c="1"/></text:span><text:span text:style-name="a935" text:class-names="">mortos</text:span><text:span text:style-name="a936" text:class-names=""><text:s text:c="1"/>(</text:span><text:span text:style-name="a937" text:class-names="">inúteis</text:span><text:span text:style-name="a938" text:class-names="">).<text:s text:c="1"/></text:span><text:span text:style-name="a939" text:class-names="">Embora</text:span><text:span text:style-name="a940" text:class-names=""><text:s text:c="1"/></text:span><text:span text:style-name="a941" text:class-names="">os</text:span><text:span text:style-name="a942" text:class-names=""><text:s text:c="1"/></text:span><text:span text:style-name="a943" text:class-names="">estados</text:span><text:span text:style-name="a944" text:class-names=""><text:s text:c="1"/></text:span><text:span text:style-name="a945" text:class-names="">mortos</text:span><text:span text:style-name="a946" text:class-names=""><text:s text:c="1"/></text:span><text:span text:style-name="a947" text:class-names="">sejam</text:span><text:span text:style-name="a948" text:class-names=""><text:s text:c="1"/></text:span><text:span text:style-name="a949" text:class-names="">mencionados</text:span><text:span text:style-name="a950" text:class-names=""><text:s text:c="1"/></text:span><text:span text:style-name="a951" text:class-names="">como</text:span><text:span text:style-name="a952" text:class-names=""><text:s text:c="1"/>um<text:s text:c="1"/></text:span><text:span text:style-name="a953" text:class-names="">tipo</text:span><text:span text:style-name="a954" text:class-names=""><text:s text:c="1"/>a ser<text:s text:c="1"/></text:span><text:span text:style-name="a955" text:class-names="">removido</text:span><text:span text:style-name="a956" text:class-names=""><text:s text:c="1"/>junto com<text:s text:c="1"/></text:span><text:span text:style-name="a957" text:class-names="">os</text:span><text:span text:style-name="a958" text:class-names=""><text:s text:c="1"/></text:span><text:span text:style-name="a959" text:class-names="">inacessíveis</text:span><text:span text:style-name="a960" text:class-names="">, a<text:s text:c="1"/></text:span><text:span text:style-name="a961" text:class-names="">maioria</text:span><text:span text:style-name="a962" text:class-names=""><text:s text:c="1"/>dos<text:s text:c="1"/></text:span><text:span text:style-name="a963" text:class-names="">algoritmos</text:span><text:span text:style-name="a964" text:class-names=""><text:s text:c="1"/>de<text:s text:c="1"/></text:span><text:span text:style-name="a965" text:class-names="">equivalência</text:span><text:span text:style-name="a966" text:class-names=""><text:s text:c="1"/></text:span><text:span text:style-name="a967" text:class-names="">lidam</text:span><text:span text:style-name="a968" text:class-names=""><text:s text:c="1"/>com<text:s text:c="1"/></text:span><text:span text:style-name="a969" text:class-names="">estados</text:span><text:span text:style-name="a970" text:class-names=""><text:s text:c="1"/></text:span><text:span text:style-name="a971" text:class-names="">mortos</text:span><text:span text:style-name="a972" text:class-names=""><text:s text:c="1"/></text:span><text:span text:style-name="a973" text:class-names="">naturalmente</text:span><text:span text:style-name="a974" text:class-names=""><text:s text:c="1"/></text:span><text:span text:style-name="a975" text:class-names="">ao</text:span><text:span text:style-name="a976" text:class-names=""><text:s text:c="1"/></text:span><text:span text:style-name="a977" text:class-names="">categorizá-los</text:span><text:span text:style-name="a978" text:class-names="">, de<text:s text:c="1"/></text:span><text:span text:style-name="a979" text:class-names="">fato</text:span><text:span text:style-name="a980" text:class-names="">,<text:s text:c="1"/></text:span><text:span text:style-name="a981" text:class-names="">como</text:span><text:span text:style-name="a982" text:class-names=""><text:s text:c="1"/></text:span><text:span text:style-name="a983" text:class-names="">não-finais</text:span><text:span text:style-name="a984" text:class-names=""><text:s text:c="1"/>e<text:s text:c="1"/></text:span><text:span text:style-name="a985" text:class-names="">sem</text:span><text:span text:style-name="a986" text:class-names=""><text:s text:c="1"/></text:span><text:span text:style-name="a987" text:class-names="">caminhos</text:span><text:span text:style-name="a988" text:class-names=""><text:s text:c="1"/>para<text:s text:c="1"/></text:span><text:span text:style-name="a989" text:class-names="">estados</text:span><text:span text:style-name="a990" text:class-names=""><text:s text:c="1"/></text:span><text:span text:style-name="a991" text:class-names="">finais</text:span><text:span text:style-name="a992" text:class-names=""/></text:p>
              </text:list-item>
            </text:list>
            <text:list text:style-name="a1003">
              <text:list-item>
                <text:p text:style-name="a1002" text:class-names="" text:cond-style-name=""><text:span text:style-name="a995" text:class-names="">Identificar</text:span><text:span text:style-name="a996" text:class-names=""><text:s text:c="1"/>e<text:s text:c="1"/></text:span><text:span text:style-name="a997" text:class-names="">agrupar</text:span><text:span text:style-name="a998" text:class-names=""><text:s text:c="1"/></text:span><text:span text:style-name="a999" text:class-names="">estados</text:span><text:span text:style-name="a1000" text:class-names=""><text:s text:c="1"/>equivalentes</text:span><text:span text:style-name="a1001" text:class-names=""/></text:p>
              </text:list-item>
            </text:list>
          </draw:text-box>
          <svg:title/>
          <svg:desc/>
        </draw:frame>
        <draw:custom-shape svg:width="7.49953in" svg:height="3.92854in" draw:id="id116" draw:style-name="a1008" draw:transform="translate(-3.74977in -1.96427in) rotate(-1.5708) translate(11.36906in 3.74977in)" draw:name="Rectangle 19">
          <svg:title/>
          <svg:desc/>
          <text:p text:style-name="a1006" text:class-names="" text:cond-style-name=""><text:span text:style-name="a100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9" draw:style-name="a1009" draw:master-page-name="Master1-Layout3-secHead-Cabeçalho-da-Seção" presentation:presentation-page-layout-name="Master1-PPL3" draw:id="Slide-264">
        <draw:custom-shape svg:x="0in" svg:y="0in" svg:width="13.33333in" svg:height="7.5in" draw:id="id117" draw:style-name="a1012" draw:name="Rectangle 7">
          <svg:title/>
          <svg:desc/>
          <text:p text:style-name="a1011" text:class-names="" text:cond-style-name=""><text:span text:style-name="a10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18" draw:style-name="a1016" draw:name="Rectangle 9">
          <svg:title/>
          <svg:desc/>
          <text:p text:style-name="a1014" text:class-names="" text:cond-style-name=""><text:span text:style-name="a101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19" draw:style-name="a1020" draw:transform="translate(-6.425in -3.74053in) rotate(-3.14159) translate(6.92316in 3.73865in)" draw:name="Rectangle 11">
          <svg:title/>
          <svg:desc/>
          <text:p text:style-name="a1018" text:class-names="" text:cond-style-name=""><text:span text:style-name="a101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20" draw:style-name="a1024" draw:name="Rectangle 13">
          <svg:title/>
          <svg:desc/>
          <text:p text:style-name="a1022" text:class-names="" text:cond-style-name=""><text:span text:style-name="a10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21" draw:style-name="a1028" draw:transform="translate(-2.71628in -2.72768in) rotate(-4.44308) translate(9.34328in 3.5799in)" draw:name="Oval 15">
          <svg:title/>
          <svg:desc/>
          <text:p text:style-name="a1026" text:class-names="" text:cond-style-name=""><text:span text:style-name="a10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22" presentation:style-name="a1034" draw:name="Title 1" svg:x="0.49954in" svg:y="0.01437in" svg:width="12.79345in" svg:height="3.70735in" presentation:class="title" presentation:placeholder="false">
          <draw:text-box>
            <text:p text:style-name="a1033" text:class-names="" text:cond-style-name=""><text:span text:style-name="a1029" text:class-names="">Algoritmos</text:span><text:span text:style-name="a1030" text:class-names=""><text:s text:c="1"/>de<text:s text:c="1"/></text:span><text:span text:style-name="a1031" text:class-names="">Minimização</text:span><text:span text:style-name="a1032" text:class-names=""/></text:p>
          </draw:text-box>
          <svg:title/>
          <svg:desc/>
        </draw:frame>
        <draw:custom-shape svg:width="13.31952in" svg:height="2.60057in" draw:id="id123" draw:style-name="a1038" draw:transform="translate(-6.65976in -1.30029in) rotate(-3.14159) translate(6.66667in 6.19971in)" draw:name="Rectangle 17">
          <svg:title/>
          <svg:desc/>
          <text:p text:style-name="a1036" text:class-names="" text:cond-style-name=""><text:span text:style-name="a1035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24" presentation:style-name="a1109" draw:name="Text Placeholder 2" svg:x="0.49508in" svg:y="4.54081in" svg:width="12.19387in" svg:height="2.38234in" presentation:class="outline" presentation:placeholder="false">
          <draw:text-box>
            <text:list text:style-name="a1055">
              <text:list-item>
                <text:p text:style-name="a1054" text:class-names="" text:cond-style-name=""><text:span text:style-name="a1039" text:class-names="">Existem</text:span><text:span text:style-name="a1040" text:class-names=""><text:s text:c="1"/></text:span><text:span text:style-name="a1041" text:class-names="">diferentes</text:span><text:span text:style-name="a1042" text:class-names=""><text:s text:c="1"/></text:span><text:span text:style-name="a1043" text:class-names="">algoritmos</text:span><text:span text:style-name="a1044" text:class-names=""><text:s text:c="1"/>para a<text:s text:c="1"/></text:span><text:span text:style-name="a1045" text:class-names="">etapa</text:span><text:span text:style-name="a1046" text:class-names=""><text:s text:c="1"/>de<text:s text:c="1"/></text:span><text:span text:style-name="a1047" text:class-names="">agrupamento</text:span><text:span text:style-name="a1048" text:class-names=""><text:s text:c="1"/>de<text:s text:c="1"/></text:span><text:span text:style-name="a1049" text:class-names="">estados</text:span><text:span text:style-name="a1050" text:class-names=""><text:s text:c="1"/></text:span><text:span text:style-name="a1051" text:class-names="">equivalentes</text:span><text:span text:style-name="a1052" text:class-names="">:</text:span><text:span text:style-name="a1053" text:class-names=""/></text:p>
              </text:list-item>
            </text:list>
            <text:list text:style-name="a1066">
              <text:list-item>
                <text:p text:style-name="a1065" text:class-names="" text:cond-style-name=""><text:span text:style-name="a1056" text:class-names="">Algoritmo</text:span><text:span text:style-name="a1057" text:class-names=""><text:s text:c="1"/>de</text:span><text:span text:style-name="a1058" text:class-names=""> Hopcroft </text:span><text:span text:style-name="a1059" text:class-names="">(</text:span><text:span text:style-name="a1060" text:class-names="">Refinamento</text:span><text:span text:style-name="a1061" text:class-names=""><text:s text:c="1"/>da<text:s text:c="1"/></text:span><text:span text:style-name="a1062" text:class-names="">Partição</text:span><text:span text:style-name="a1063" text:class-names="">):</text:span><text:span text:style-name="a1064" text:class-names=""/></text:p>
              </text:list-item>
            </text:list>
            <text:list text:style-name="a1076">
              <text:list-item>
                <text:list text:style-name="a1076">
                  <text:list-item>
                    <text:p text:style-name="a1075" text:class-names="" text:cond-style-name=""><text:span text:style-name="a1067" text:class-names="">Particiona</text:span><text:span text:style-name="a1068" text:class-names=""><text:s text:c="1"/>o conjunto de<text:s text:c="1"/></text:span><text:span text:style-name="a1069" text:class-names="">estados</text:span><text:span text:style-name="a1070" text:class-names=""><text:s text:c="1"/></text:span><text:span text:style-name="a1071" text:class-names="">em</text:span><text:span text:style-name="a1072" text:class-names=""><text:s text:c="1"/></text:span><text:span text:style-name="a1073" text:class-names="">classes de<text:s text:c="1"/></text:span><text:span text:style-name="a1074" text:class-names="">equivalência</text:span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77" text:class-names="">Inicialmente</text:span><text:span text:style-name="a1078" text:class-names="">,<text:s text:c="1"/></text:span><text:span text:style-name="a1079" text:class-names="">separa</text:span><text:span text:style-name="a1080" text:class-names=""><text:s text:c="1"/></text:span><text:span text:style-name="a1081" text:class-names="">os</text:span><text:span text:style-name="a1082" text:class-names=""><text:s text:c="1"/></text:span><text:span text:style-name="a1083" text:class-names="">estados</text:span><text:span text:style-name="a1084" text:class-names=""><text:s text:c="1"/></text:span><text:span text:style-name="a1085" text:class-names="">finais</text:span><text:span text:style-name="a1086" text:class-names=""><text:s text:c="1"/>dos<text:s text:c="1"/></text:span><text:span text:style-name="a1087" text:class-names="">não</text:span><text:span text:style-name="a1088" text:class-names=""><text:s text:c="1"/></text:span><text:span text:style-name="a1089" text:class-names="">finais</text:span><text:span text:style-name="a1090" text:class-names=""/></text:p>
                  </text:list-item>
                </text:list>
              </text:list-item>
            </text:list>
            <text:list text:style-name="a1108">
              <text:list-item>
                <text:list text:style-name="a1108">
                  <text:list-item>
                    <text:p text:style-name="a1107" text:class-names="" text:cond-style-name=""><text:span text:style-name="a1093" text:class-names="">Iterativamente</text:span><text:span text:style-name="a1094" text:class-names=""><text:s text:c="1"/></text:span><text:span text:style-name="a1095" text:class-names="">refina</text:span><text:span text:style-name="a1096" text:class-names=""><text:s text:c="1"/>as<text:s text:c="1"/></text:span><text:span text:style-name="a1097" text:class-names="">partições</text:span><text:span text:style-name="a1098" text:class-names=""><text:s text:c="1"/></text:span><text:span text:style-name="a1099" text:class-names="">até</text:span><text:span text:style-name="a1100" text:class-names=""><text:s text:c="1"/>que<text:s text:c="1"/></text:span><text:span text:style-name="a1101" text:class-names="">nenhuma</text:span><text:span text:style-name="a1102" text:class-names=""><text:s text:c="1"/></text:span><text:span text:style-name="a1103" text:class-names="">possa</text:span><text:span text:style-name="a1104" text:class-names=""><text:s text:c="1"/></text:span><text:span text:style-name="a1105" text:class-names="">ser<text:s text:c="1"/></text:span><text:span text:style-name="a1106" text:class-names="">dividida</text:span></text:p>
                  </text:list-item>
                </text:list>
              </text:list-item>
            </text:list>
          </draw:text-box>
          <svg:title/>
          <svg:desc/>
        </draw:frame>
        <draw:custom-shape svg:width="7.49953in" svg:height="3.92854in" draw:id="id125" draw:style-name="a1113" draw:transform="translate(-3.74977in -1.96427in) rotate(-1.5708) translate(11.36906in 3.74977in)" draw:name="Rectangle 19">
          <svg:title/>
          <svg:desc/>
          <text:p text:style-name="a1111" text:class-names="" text:cond-style-name=""><text:span text:style-name="a11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11" draw:style-name="a1114" draw:master-page-name="Master1-Layout3-secHead-Cabeçalho-da-Seção" presentation:presentation-page-layout-name="Master1-PPL3" draw:id="Slide-266">
        <draw:custom-shape svg:x="0in" svg:y="0in" svg:width="13.33333in" svg:height="7.5in" draw:id="id126" draw:style-name="a1117" draw:name="Rectangle 7">
          <svg:title/>
          <svg:desc/>
          <text:p text:style-name="a1116" text:class-names="" text:cond-style-name=""><text:span text:style-name="a11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27" draw:style-name="a1121" draw:name="Rectangle 9">
          <svg:title/>
          <svg:desc/>
          <text:p text:style-name="a1119" text:class-names="" text:cond-style-name=""><text:span text:style-name="a11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28" draw:style-name="a1125" draw:transform="translate(-6.425in -3.74053in) rotate(-3.14159) translate(6.92316in 3.73865in)" draw:name="Rectangle 11">
          <svg:title/>
          <svg:desc/>
          <text:p text:style-name="a1123" text:class-names="" text:cond-style-name=""><text:span text:style-name="a112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29" draw:style-name="a1129" draw:name="Rectangle 13">
          <svg:title/>
          <svg:desc/>
          <text:p text:style-name="a1127" text:class-names="" text:cond-style-name=""><text:span text:style-name="a11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30" draw:style-name="a1133" draw:transform="translate(-2.71628in -2.72768in) rotate(-4.44308) translate(9.34328in 3.5799in)" draw:name="Oval 15">
          <svg:title/>
          <svg:desc/>
          <text:p text:style-name="a1131" text:class-names="" text:cond-style-name=""><text:span text:style-name="a113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31" presentation:style-name="a1139" draw:name="Title 1" svg:x="0.49954in" svg:y="0.01437in" svg:width="12.79345in" svg:height="3.70735in" presentation:class="title" presentation:placeholder="false">
          <draw:text-box>
            <text:p text:style-name="a1138" text:class-names="" text:cond-style-name=""><text:span text:style-name="a1134" text:class-names="">Algoritmos</text:span><text:span text:style-name="a1135" text:class-names=""><text:s text:c="1"/>de<text:s text:c="1"/></text:span><text:span text:style-name="a1136" text:class-names="">Minimização</text:span><text:span text:style-name="a1137" text:class-names=""/></text:p>
          </draw:text-box>
          <svg:title/>
          <svg:desc/>
        </draw:frame>
        <draw:custom-shape svg:width="13.31952in" svg:height="2.60057in" draw:id="id132" draw:style-name="a1143" draw:transform="translate(-6.65976in -1.30029in) rotate(-3.14159) translate(6.66667in 6.19971in)" draw:name="Rectangle 17">
          <svg:title/>
          <svg:desc/>
          <text:p text:style-name="a1141" text:class-names="" text:cond-style-name=""><text:span text:style-name="a114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33" presentation:style-name="a1279" draw:name="Text Placeholder 2" svg:x="0.49508in" svg:y="4.54081in" svg:width="12.19387in" svg:height="2.38234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44" text:class-names="">Existem</text:span><text:span text:style-name="a1145" text:class-names=""><text:s text:c="1"/></text:span><text:span text:style-name="a1146" text:class-names="">diferentes</text:span><text:span text:style-name="a1147" text:class-names=""><text:s text:c="1"/></text:span><text:span text:style-name="a1148" text:class-names="">algoritmos</text:span><text:span text:style-name="a1149" text:class-names=""><text:s text:c="1"/>para a<text:s text:c="1"/></text:span><text:span text:style-name="a1150" text:class-names="">etapa</text:span><text:span text:style-name="a1151" text:class-names=""><text:s text:c="1"/>de<text:s text:c="1"/></text:span><text:span text:style-name="a1152" text:class-names="">agrupamento</text:span><text:span text:style-name="a1153" text:class-names=""><text:s text:c="1"/>de<text:s text:c="1"/></text:span><text:span text:style-name="a1154" text:class-names="">estados</text:span><text:span text:style-name="a1155" text:class-names=""><text:s text:c="1"/></text:span><text:span text:style-name="a1156" text:class-names="">equivalentes</text:span><text:span text:style-name="a1157" text:class-names="">:</text:span><text:span text:style-name="a1158" text:class-names=""/></text:p>
              </text:list-item>
            </text:list>
            <text:list text:style-name="a1169">
              <text:list-item>
                <text:p text:style-name="a1168" text:class-names="" text:cond-style-name=""><text:span text:style-name="a1161" text:class-names="">Algoritmo</text:span><text:span text:style-name="a1162" text:class-names=""><text:s text:c="1"/>de Moore (</text:span><text:span text:style-name="a1163" text:class-names="">Refinamento</text:span><text:span text:style-name="a1164" text:class-names=""><text:s text:c="1"/>da<text:s text:c="1"/></text:span><text:span text:style-name="a1165" text:class-names="">Partição</text:span><text:span text:style-name="a1166" text:class-names="">):</text:span><text:span text:style-name="a1167" text:class-names=""/></text:p>
              </text:list-item>
            </text:list>
            <text:list text:style-name="a1195">
              <text:list-item>
                <text:list text:style-name="a1195">
                  <text:list-item>
                    <text:p text:style-name="a1194" text:class-names="" text:cond-style-name=""><text:span text:style-name="a1170" text:class-names="">Começa</text:span><text:span text:style-name="a1171" text:class-names=""><text:s text:c="1"/></text:span><text:span text:style-name="a1172" text:class-names="">dividindo</text:span><text:span text:style-name="a1173" text:class-names=""><text:s text:c="1"/></text:span><text:span text:style-name="a1174" text:class-names="">os</text:span><text:span text:style-name="a1175" text:class-names=""><text:s text:c="1"/></text:span><text:span text:style-name="a1176" text:class-names="">estados</text:span><text:span text:style-name="a1177" text:class-names=""><text:s text:c="1"/></text:span><text:span text:style-name="a1178" text:class-names="">em</text:span><text:span text:style-name="a1179" text:class-names=""><text:s text:c="1"/></text:span><text:span text:style-name="a1180" text:class-names="">dois</text:span><text:span text:style-name="a1181" text:class-names=""><text:s text:c="1"/></text:span><text:span text:style-name="a1182" text:class-names="">grupos</text:span><text:span text:style-name="a1183" text:class-names=""><text:s text:c="1"/></text:span><text:span text:style-name="a1184" text:class-names="">iniciais</text:span><text:span text:style-name="a1185" text:class-names="">:<text:s text:c="1"/></text:span><text:span text:style-name="a1186" text:class-names="">estados</text:span><text:span text:style-name="a1187" text:class-names=""><text:s text:c="1"/></text:span><text:span text:style-name="a1188" text:class-names="">finais</text:span><text:span text:style-name="a1189" text:class-names=""><text:s text:c="1"/>e<text:s text:c="1"/></text:span><text:span text:style-name="a1190" text:class-names="">estados</text:span><text:span text:style-name="a1191" text:class-names=""><text:s text:c="1"/></text:span><text:span text:style-name="a1192" text:class-names="">não-finais</text:span><text:span text:style-name="a1193" text:class-names=""/></text:p>
                  </text:list-item>
                </text:list>
              </text:list-item>
            </text:list>
            <text:list text:style-name="a1253">
              <text:list-item>
                <text:list text:style-name="a1253">
                  <text:list-item>
                    <text:p text:style-name="a1252" text:class-names="" text:cond-style-name=""><text:span text:style-name="a1196" text:class-names="">Repetidamente</text:span><text:span text:style-name="a1197" text:class-names="">,<text:s text:c="1"/></text:span><text:span text:style-name="a1198" text:class-names="">refina</text:span><text:span text:style-name="a1199" text:class-names=""><text:s text:c="1"/></text:span><text:span text:style-name="a1200" text:class-names="">essa</text:span><text:span text:style-name="a1201" text:class-names=""><text:s text:c="1"/></text:span><text:span text:style-name="a1202" text:class-names="">partição</text:span><text:span text:style-name="a1203" text:class-names="">. Em<text:s text:c="1"/></text:span><text:span text:style-name="a1204" text:class-names="">cada</text:span><text:span text:style-name="a1205" text:class-names=""><text:s text:c="1"/></text:span><text:span text:style-name="a1206" text:class-names="">passo</text:span><text:span text:style-name="a1207" text:class-names="">, um<text:s text:c="1"/></text:span><text:span text:style-name="a1208" text:class-names="">grupo</text:span><text:span text:style-name="a1209" text:class-names=""><text:s text:c="1"/>é<text:s text:c="1"/></text:span><text:span text:style-name="a1210" text:class-names="">dividido</text:span><text:span text:style-name="a1211" text:class-names=""><text:s text:c="1"/></text:span><text:span text:style-name="a1212" text:class-names="">em</text:span><text:span text:style-name="a1213" text:class-names=""><text:s text:c="1"/></text:span><text:span text:style-name="a1214" text:class-names="">subgrupos</text:span><text:span text:style-name="a1215" text:class-names=""><text:s text:c="1"/>se<text:s text:c="1"/></text:span><text:span text:style-name="a1216" text:class-names="">os</text:span><text:span text:style-name="a1217" text:class-names=""><text:s text:c="1"/></text:span><text:span text:style-name="a1218" text:class-names="">estados</text:span><text:span text:style-name="a1219" text:class-names=""><text:s text:c="1"/></text:span><text:span text:style-name="a1220" text:class-names="">dentro</text:span><text:span text:style-name="a1221" text:class-names=""><text:s text:c="1"/>dele se<text:s text:c="1"/></text:span><text:span text:style-name="a1222" text:class-names="">comportarem</text:span><text:span text:style-name="a1223" text:class-names=""><text:s text:c="1"/>de forma<text:s text:c="1"/></text:span><text:span text:style-name="a1224" text:class-names="">diferente</text:span><text:span text:style-name="a1225" text:class-names=""><text:s text:c="1"/>para<text:s text:c="1"/></text:span><text:span text:style-name="a1226" text:class-names="">algum</text:span><text:span text:style-name="a1227" text:class-names=""><text:s text:c="1"/></text:span><text:span text:style-name="a1228" text:class-names="">símbolo</text:span><text:span text:style-name="a1229" text:class-names=""><text:s text:c="1"/>de entrada (</text:span><text:span text:style-name="a1230" text:class-names="">ou</text:span><text:span text:style-name="a1231" text:class-names=""><text:s text:c="1"/></text:span><text:span text:style-name="a1232" text:class-names="">seja</text:span><text:span text:style-name="a1233" text:class-names="">, se<text:s text:c="1"/></text:span><text:span text:style-name="a1234" text:class-names="">suas</text:span><text:span text:style-name="a1235" text:class-names=""><text:s text:c="1"/></text:span><text:span text:style-name="a1236" text:class-names="">transições</text:span><text:span text:style-name="a1237" text:class-names=""><text:s text:c="1"/></text:span><text:span text:style-name="a1238" text:class-names="">levarem</text:span><text:span text:style-name="a1239" text:class-names=""><text:s text:c="1"/>a<text:s text:c="1"/></text:span><text:span text:style-name="a1240" text:class-names="">estados</text:span><text:span text:style-name="a1241" text:class-names=""><text:s text:c="1"/></text:span><text:span text:style-name="a1242" text:class-names="">em</text:span><text:span text:style-name="a1243" text:class-names=""><text:s text:c="1"/></text:span><text:span text:style-name="a1244" text:class-names="">grupos</text:span><text:span text:style-name="a1245" text:class-names=""><text:s text:c="1"/></text:span><text:span text:style-name="a1246" text:class-names="">diferentes</text:span><text:span text:style-name="a1247" text:class-names=""><text:s text:c="1"/>da<text:s text:c="1"/></text:span><text:span text:style-name="a1248" text:class-names="">partição</text:span><text:span text:style-name="a1249" text:class-names=""><text:s text:c="1"/></text:span><text:span text:style-name="a1250" text:class-names="">atual</text:span><text:span text:style-name="a1251" text:class-names="">)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54" text:class-names="">O<text:s text:c="1"/></text:span><text:span text:style-name="a1255" text:class-names="">processo</text:span><text:span text:style-name="a1256" text:class-names=""><text:s text:c="1"/>para<text:s text:c="1"/></text:span><text:span text:style-name="a1257" text:class-names="">quando</text:span><text:span text:style-name="a1258" text:class-names=""><text:s text:c="1"/></text:span><text:span text:style-name="a1259" text:class-names="">nenhuma</text:span><text:span text:style-name="a1260" text:class-names=""><text:s text:c="1"/>nova<text:s text:c="1"/></text:span><text:span text:style-name="a1261" text:class-names="">divisão</text:span><text:span text:style-name="a1262" text:class-names=""><text:s text:c="1"/></text:span><text:span text:style-name="a1263" text:class-names="">pode</text:span><text:span text:style-name="a1264" text:class-names=""><text:s text:c="1"/>ser<text:s text:c="1"/></text:span><text:span text:style-name="a1265" text:class-names="">feita</text:span><text:span text:style-name="a1266" text:class-names=""/></text:p>
                  </text:list-item>
                </text:list>
              </text:list-item>
            </text:list>
            <text:list text:style-name="a1278">
              <text:list-item>
                <text:list text:style-name="a1278">
                  <text:list-item>
                    <text:p text:style-name="a1277" text:class-names="" text:cond-style-name=""><text:span text:style-name="a1269" text:class-names="">A<text:s text:c="1"/></text:span><text:span text:style-name="a1270" text:class-names="">complexidade</text:span><text:span text:style-name="a1271" text:class-names=""><text:s text:c="1"/>de tempo no<text:s text:c="1"/></text:span><text:span text:style-name="a1272" text:class-names="">pior</text:span><text:span text:style-name="a1273" text:class-names=""><text:s text:c="1"/></text:span><text:span text:style-name="a1274" text:class-names="">caso</text:span><text:span text:style-name="a1275" text:class-names=""><text:s text:c="1"/>é O(</text:span><text:span text:style-name="a1276" text:class-names="">n²)</text:span></text:p>
                  </text:list-item>
                </text:list>
              </text:list-item>
            </text:list>
          </draw:text-box>
          <svg:title/>
          <svg:desc/>
        </draw:frame>
        <draw:custom-shape svg:width="7.49953in" svg:height="3.92854in" draw:id="id134" draw:style-name="a1283" draw:transform="translate(-3.74977in -1.96427in) rotate(-1.5708) translate(11.36906in 3.74977in)" draw:name="Rectangle 19">
          <svg:title/>
          <svg:desc/>
          <text:p text:style-name="a1281" text:class-names="" text:cond-style-name=""><text:span text:style-name="a12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10" draw:style-name="a1284" draw:master-page-name="Master1-Layout3-secHead-Cabeçalho-da-Seção" presentation:presentation-page-layout-name="Master1-PPL3" draw:id="Slide-265">
        <draw:custom-shape svg:x="0in" svg:y="0in" svg:width="13.33333in" svg:height="7.5in" draw:id="id135" draw:style-name="a1287" draw:name="Rectangle 7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36" draw:style-name="a1291" draw:name="Rectangle 9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37" draw:style-name="a1295" draw:transform="translate(-6.425in -3.74053in) rotate(-3.14159) translate(6.92316in 3.73865in)" draw:name="Rectangle 11">
          <svg:title/>
          <svg:desc/>
          <text:p text:style-name="a1293" text:class-names="" text:cond-style-name=""><text:span text:style-name="a1292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38" draw:style-name="a1299" draw:name="Rectangle 13">
          <svg:title/>
          <svg:desc/>
          <text:p text:style-name="a1297" text:class-names="" text:cond-style-name=""><text:span text:style-name="a12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39" draw:style-name="a1303" draw:transform="translate(-2.71628in -2.72768in) rotate(-4.44308) translate(9.34328in 3.5799in)" draw:name="Oval 15">
          <svg:title/>
          <svg:desc/>
          <text:p text:style-name="a1301" text:class-names="" text:cond-style-name=""><text:span text:style-name="a130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0" presentation:style-name="a1309" draw:name="Title 1" svg:x="0.49954in" svg:y="0.01437in" svg:width="12.79345in" svg:height="3.70735in" presentation:class="title" presentation:placeholder="false">
          <draw:text-box>
            <text:p text:style-name="a1308" text:class-names="" text:cond-style-name=""><text:span text:style-name="a1304" text:class-names="">Algoritmos</text:span><text:span text:style-name="a1305" text:class-names=""><text:s text:c="1"/>de<text:s text:c="1"/></text:span><text:span text:style-name="a1306" text:class-names="">Minimização</text:span><text:span text:style-name="a1307" text:class-names=""/></text:p>
          </draw:text-box>
          <svg:title/>
          <svg:desc/>
        </draw:frame>
        <draw:custom-shape svg:width="13.31952in" svg:height="2.60057in" draw:id="id141" draw:style-name="a1313" draw:transform="translate(-6.65976in -1.30029in) rotate(-3.14159) translate(6.66667in 6.19971in)" draw:name="Rectangle 17">
          <svg:title/>
          <svg:desc/>
          <text:p text:style-name="a1311" text:class-names="" text:cond-style-name=""><text:span text:style-name="a131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42" presentation:style-name="a1360" draw:name="Text Placeholder 2" svg:x="0.49508in" svg:y="4.54081in" svg:width="12.19387in" svg:height="2.38234in" presentation:class="outline" presentation:placeholder="false">
          <draw:text-box>
            <text:list text:style-name="a1322">
              <text:list-item>
                <text:p text:style-name="a1321" text:class-names="" text:cond-style-name=""><text:span text:style-name="a1314" text:class-names="">Método</text:span><text:span text:style-name="a1315" text:class-names=""><text:s text:c="1"/>da<text:s text:c="1"/></text:span><text:span text:style-name="a1316" text:class-names="">Tabela</text:span><text:span text:style-name="a1317" text:class-names=""><text:s text:c="1"/>de<text:s text:c="1"/></text:span><text:span text:style-name="a1318" text:class-names="">Distinção</text:span><text:span text:style-name="a1319" text:class-names=""><text:s text:c="1"/>(Pairwise Table):</text:span><text:span text:style-name="a1320" text:class-names=""/></text:p>
              </text:list-item>
            </text:list>
            <text:list text:style-name="a1335">
              <text:list-item>
                <text:list text:style-name="a1335">
                  <text:list-item>
                    <text:p text:style-name="a1334" text:class-names="" text:cond-style-name=""><text:span text:style-name="a1323" text:class-names="">Começa</text:span><text:span text:style-name="a1324" text:class-names=""><text:s text:c="1"/></text:span><text:span text:style-name="a1325" text:class-names="">agrupando</text:span><text:span text:style-name="a1326" text:class-names=""><text:s text:c="1"/></text:span><text:span text:style-name="a1327" text:class-names="">estados</text:span><text:span text:style-name="a1328" text:class-names=""><text:s text:c="1"/></text:span><text:span text:style-name="a1329" text:class-names="">finais</text:span><text:span text:style-name="a1330" text:class-names=""><text:s text:c="1"/>e<text:s text:c="1"/></text:span><text:span text:style-name="a1331" text:class-names="">não</text:span><text:span text:style-name="a1332" text:class-names=""><text:s text:c="1"/></text:span><text:span text:style-name="a1333" text:class-names="">finais</text:span></text:p>
                  </text:list-item>
                </text:list>
              </text:list-item>
            </text:list>
            <text:list text:style-name="a1359">
              <text:list-item>
                <text:list text:style-name="a1359">
                  <text:list-item>
                    <text:p text:style-name="a1358" text:class-names="" text:cond-style-name=""><text:span text:style-name="a1336" text:class-names="">Refina</text:span><text:span text:style-name="a1337" text:class-names=""><text:s text:c="1"/>as classes de<text:s text:c="1"/></text:span><text:span text:style-name="a1338" text:class-names="">equivalência</text:span><text:span text:style-name="a1339" text:class-names=""><text:s text:c="1"/></text:span><text:span text:style-name="a1340" text:class-names="">em</text:span><text:span text:style-name="a1341" text:class-names=""><text:s text:c="1"/></text:span><text:span text:style-name="a1342" text:class-names="">rodadas</text:span><text:span text:style-name="a1343" text:class-names="">,<text:s text:c="1"/></text:span><text:span text:style-name="a1344" text:class-names="">verificando</text:span><text:span text:style-name="a1345" text:class-names=""><text:s text:c="1"/>para<text:s text:c="1"/></text:span><text:span text:style-name="a1346" text:class-names="">cada</text:span><text:span text:style-name="a1347" text:class-names=""><text:s text:c="1"/></text:span><text:span text:style-name="a1348" text:class-names="">símbolo</text:span><text:span text:style-name="a1349" text:class-names=""><text:s text:c="1"/>se as<text:s text:c="1"/></text:span><text:span text:style-name="a1350" text:class-names="">transições</text:span><text:span text:style-name="a1351" text:class-names=""><text:s text:c="1"/></text:span><text:span text:style-name="a1352" text:class-names="">vão</text:span><text:span text:style-name="a1353" text:class-names=""><text:s text:c="1"/>para o<text:s text:c="1"/></text:span><text:span text:style-name="a1354" text:class-names="">mesmo</text:span><text:span text:style-name="a1355" text:class-names=""><text:s text:c="1"/></text:span><text:span text:style-name="a1356" text:class-names="">grupo</text:span><text:span text:style-name="a1357" text:class-names=""/></text:p>
                  </text:list-item>
                </text:list>
              </text:list-item>
            </text:list>
          </draw:text-box>
          <svg:title/>
          <svg:desc/>
        </draw:frame>
        <draw:custom-shape svg:width="7.49953in" svg:height="3.92854in" draw:id="id143" draw:style-name="a1364" draw:transform="translate(-3.74977in -1.96427in) rotate(-1.5708) translate(11.36906in 3.74977in)" draw:name="Rectangle 19">
          <svg:title/>
          <svg:desc/>
          <text:p text:style-name="a1362" text:class-names="" text:cond-style-name=""><text:span text:style-name="a136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13" draw:style-name="a1365" draw:master-page-name="Master1-Layout3-secHead-Cabeçalho-da-Seção" presentation:presentation-page-layout-name="Master1-PPL3" draw:id="Slide-268">
        <draw:custom-shape svg:x="0in" svg:y="0in" svg:width="13.33333in" svg:height="7.5in" draw:id="id144" draw:style-name="a1368" draw:name="Rectangle 7">
          <svg:title/>
          <svg:desc/>
          <text:p text:style-name="a1367" text:class-names="" text:cond-style-name=""><text:span text:style-name="a13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45" draw:style-name="a1372" draw:name="Rectangle 9">
          <svg:title/>
          <svg:desc/>
          <text:p text:style-name="a1370" text:class-names="" text:cond-style-name=""><text:span text:style-name="a13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46" draw:style-name="a1376" draw:transform="translate(-6.425in -3.74053in) rotate(-3.14159) translate(6.92316in 3.73865in)" draw:name="Rectangle 11">
          <svg:title/>
          <svg:desc/>
          <text:p text:style-name="a1374" text:class-names="" text:cond-style-name=""><text:span text:style-name="a1373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47" draw:style-name="a1380" draw:name="Rectangle 13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48" draw:style-name="a1384" draw:transform="translate(-2.71628in -2.72768in) rotate(-4.44308) translate(9.34328in 3.5799in)" draw:name="Oval 15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49" presentation:style-name="a1393" draw:name="Title 1" svg:x="0.49954in" svg:y="0.01437in" svg:width="12.79345in" svg:height="3.70735in" presentation:class="title" presentation:placeholder="false">
          <draw:text-box>
            <text:p text:style-name="a1392" text:class-names="" text:cond-style-name=""><text:span text:style-name="a1385" text:class-names="">Aplicações</text:span><text:span text:style-name="a1386" text:class-names=""><text:s text:c="1"/>da<text:s text:c="1"/></text:span><text:span text:style-name="a1387" text:class-names="">Minimização</text:span><text:span text:style-name="a1388" text:class-names=""><text:s text:c="1"/></text:span><text:span text:style-name="a1389" text:class-names="">de<text:s text:c="1"/></text:span><text:span text:style-name="a1390" text:class-names="">AFD</text:span><text:span text:style-name="a1391" text:class-names=""/></text:p>
          </draw:text-box>
          <svg:title/>
          <svg:desc/>
        </draw:frame>
        <draw:custom-shape svg:width="13.31952in" svg:height="2.60057in" draw:id="id150" draw:style-name="a1397" draw:transform="translate(-6.65976in -1.30029in) rotate(-3.14159) translate(6.66667in 6.19971in)" draw:name="Rectangle 17">
          <svg:title/>
          <svg:desc/>
          <text:p text:style-name="a1395" text:class-names="" text:cond-style-name=""><text:span text:style-name="a1394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51" presentation:style-name="a1428" draw:name="Text Placeholder 2" svg:x="0.49508in" svg:y="4.54081in" svg:width="12.19387in" svg:height="2.38234in" presentation:class="outline" presentation:placeholder="false">
          <draw:text-box>
            <text:list text:style-name="a1407">
              <text:list-item>
                <text:p text:style-name="a1406" text:class-names="" text:cond-style-name=""><text:span text:style-name="a1398" text:class-names="">Compiladores</text:span><text:span text:style-name="a1399" text:class-names=""><text:s text:c="1"/>(</text:span><text:span text:style-name="a1400" text:class-names="">otimização</text:span><text:span text:style-name="a1401" text:class-names=""><text:s text:c="1"/>de<text:s text:c="1"/></text:span><text:span text:style-name="a1402" text:class-names="">analisadores</text:span><text:span text:style-name="a1403" text:class-names=""><text:s text:c="1"/></text:span><text:span text:style-name="a1404" text:class-names="">léxicos</text:span><text:span text:style-name="a1405" text:class-names="">)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08" text:class-names="">Processamento</text:span><text:span text:style-name="a1409" text:class-names=""><text:s text:c="1"/>de<text:s text:c="1"/></text:span><text:span text:style-name="a1410" text:class-names="">linguagem</text:span><text:span text:style-name="a1411" text:class-names=""><text:s text:c="1"/>natural</text:span></text:p>
              </text:list-item>
            </text:list>
            <text:list text:style-name="a1422">
              <text:list-item>
                <text:p text:style-name="a1421" text:class-names="" text:cond-style-name=""><text:span text:style-name="a1414" text:class-names="">Sistemas<text:s text:c="1"/></text:span><text:span text:style-name="a1415" text:class-names="">embarcados</text:span><text:span text:style-name="a1416" text:class-names=""><text:s text:c="1"/>(</text:span><text:span text:style-name="a1417" text:class-names="">redução</text:span><text:span text:style-name="a1418" text:class-names=""><text:s text:c="1"/>de<text:s text:c="1"/></text:span><text:span text:style-name="a1419" text:class-names="">recursos</text:span><text:span text:style-name="a1420" text:class-names="">)</text:span></text:p>
              </text:list-item>
            </text:list>
            <text:list text:style-name="a1427">
              <text:list-item>
                <text:p text:style-name="a1426" text:class-names="" text:cond-style-name=""><text:span text:style-name="a1423" text:class-names="">Reconhecimento</text:span><text:span text:style-name="a1424" text:class-names=""><text:s text:c="1"/>de<text:s text:c="1"/></text:span><text:span text:style-name="a1425" text:class-names="">padrões</text:span></text:p>
              </text:list-item>
            </text:list>
          </draw:text-box>
          <svg:title/>
          <svg:desc/>
        </draw:frame>
        <draw:custom-shape svg:width="7.49953in" svg:height="3.92854in" draw:id="id152" draw:style-name="a1432" draw:transform="translate(-3.74977in -1.96427in) rotate(-1.5708) translate(11.36906in 3.74977in)" draw:name="Rectangle 19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draw:page draw:name="Slide12" draw:style-name="a1433" draw:master-page-name="Master1-Layout3-secHead-Cabeçalho-da-Seção" presentation:presentation-page-layout-name="Master1-PPL3" draw:id="Slide-267">
        <draw:custom-shape svg:x="0in" svg:y="0in" svg:width="13.33333in" svg:height="7.5in" draw:id="id153" draw:style-name="a1436" draw:name="Rectangle 7">
          <svg:title/>
          <svg:desc/>
          <text:p text:style-name="a1435" text:class-names="" text:cond-style-name=""><text:span text:style-name="a14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-0.00047in" svg:width="13.33333in" svg:height="7.5in" draw:id="id154" draw:style-name="a1440" draw:name="Rectangle 9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12.85in" svg:height="7.48106in" draw:id="id155" draw:style-name="a1444" draw:transform="translate(-6.425in -3.74053in) rotate(-3.14159) translate(6.92316in 3.73865in)" draw:name="Rectangle 11">
          <svg:title/>
          <svg:desc/>
          <text:p text:style-name="a1442" text:class-names="" text:cond-style-name=""><text:span text:style-name="a1441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custom-shape svg:x="9.4117in" svg:y="-0.00141in" svg:width="3.94595in" svg:height="7.50094in" draw:id="id156" draw:style-name="a1448" draw:name="Rectangle 13">
          <svg:title/>
          <svg:desc/>
          <text:p text:style-name="a1446" text:class-names="" text:cond-style-name=""><text:span text:style-name="a14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width="5.43256in" svg:height="5.45537in" draw:id="id157" draw:style-name="a1452" draw:transform="translate(-2.71628in -2.72768in) rotate(-4.44308) translate(9.34328in 3.5799in)" draw:name="Oval 15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158" presentation:style-name="a1456" draw:name="Title 1" svg:x="0.49954in" svg:y="0.01437in" svg:width="12.79345in" svg:height="3.70735in" presentation:class="title" presentation:placeholder="false">
          <draw:text-box>
            <text:p text:style-name="a1455" text:class-names="" text:cond-style-name=""><text:span text:style-name="a1453" text:class-names="">Conclusão</text:span><text:span text:style-name="a1454" text:class-names=""/></text:p>
          </draw:text-box>
          <svg:title/>
          <svg:desc/>
        </draw:frame>
        <draw:custom-shape svg:width="13.31952in" svg:height="2.60057in" draw:id="id159" draw:style-name="a1460" draw:transform="translate(-6.65976in -1.30029in) rotate(-3.14159) translate(6.66667in 6.19971in)" draw:name="Rectangle 17">
          <svg:title/>
          <svg:desc/>
          <text:p text:style-name="a1458" text:class-names="" text:cond-style-name=""><text:span text:style-name="a1457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  <draw:frame draw:id="id160" presentation:style-name="a1579" draw:name="Text Placeholder 2" svg:x="0.49508in" svg:y="4.54081in" svg:width="12.19387in" svg:height="2.38234in" presentation:class="outline" presentation:placeholder="false">
          <draw:text-box>
            <text:list text:style-name="a1498">
              <text:list-item>
                <text:p text:style-name="a1497" text:class-names="" text:cond-style-name=""><text:span text:style-name="a1461" text:class-names="">A<text:s text:c="1"/></text:span><text:span text:style-name="a1462" text:class-names="">minimização</text:span><text:span text:style-name="a1463" text:class-names=""><text:s text:c="1"/>de AFDs é um<text:s text:c="1"/></text:span><text:span text:style-name="a1464" text:class-names="">processo</text:span><text:span text:style-name="a1465" text:class-names=""><text:s text:c="1"/></text:span><text:span text:style-name="a1466" text:class-names="">essencial</text:span><text:span text:style-name="a1467" text:class-names=""><text:s text:c="1"/></text:span><text:span text:style-name="a1468" text:class-names="">na</text:span><text:span text:style-name="a1469" text:class-names=""><text:s text:c="1"/></text:span><text:span text:style-name="a1470" text:class-names="">teoria</text:span><text:span text:style-name="a1471" text:class-names=""><text:s text:c="1"/></text:span><text:span text:style-name="a1472" text:class-names="">da<text:s text:c="1"/></text:span><text:span text:style-name="a1473" text:class-names="">computação</text:span><text:span text:style-name="a1474" text:class-names="">,<text:s text:c="1"/></text:span><text:span text:style-name="a1475" text:class-names="">garantindo</text:span><text:span text:style-name="a1476" text:class-names=""><text:s text:c="1"/>que para<text:s text:c="1"/></text:span><text:span text:style-name="a1477" text:class-names="">cada</text:span><text:span text:style-name="a1478" text:class-names=""><text:s text:c="1"/></text:span><text:span text:style-name="a1479" text:class-names="">linguagem</text:span><text:span text:style-name="a1480" text:class-names=""><text:s text:c="1"/>regular,<text:s text:c="1"/></text:span><text:span text:style-name="a1481" text:class-names="">haja</text:span><text:span text:style-name="a1482" text:class-names=""><text:s text:c="1"/>um<text:s text:c="1"/></text:span><text:span text:style-name="a1483" text:class-names="">autômato</text:span><text:span text:style-name="a1484" text:class-names=""><text:s text:c="1"/></text:span><text:span text:style-name="a1485" text:class-names="">determinístico</text:span><text:span text:style-name="a1486" text:class-names=""><text:s text:c="1"/></text:span><text:span text:style-name="a1487" text:class-names="">correspondente</text:span><text:span text:style-name="a1488" text:class-names=""><text:s text:c="1"/>que<text:s text:c="1"/></text:span><text:span text:style-name="a1489" text:class-names="">seja</text:span><text:span text:style-name="a1490" text:class-names=""><text:s text:c="1"/>o<text:s text:c="1"/></text:span><text:span text:style-name="a1491" text:class-names="">mais</text:span><text:span text:style-name="a1492" text:class-names=""><text:s text:c="1"/></text:span><text:span text:style-name="a1493" text:class-names="">compacto</text:span><text:span text:style-name="a1494" text:class-names=""><text:s text:c="1"/></text:span><text:span text:style-name="a1495" text:class-names="">possível</text:span><text:span text:style-name="a1496" text:class-names=""/></text:p>
              </text:list-item>
            </text:list>
            <text:list text:style-name="a1537">
              <text:list-item>
                <text:p text:style-name="a1536" text:class-names="" text:cond-style-name=""><text:span text:style-name="a1499" text:class-names="">Ao<text:s text:c="1"/></text:span><text:span text:style-name="a1500" text:class-names="">eliminar</text:span><text:span text:style-name="a1501" text:class-names=""><text:s text:c="1"/></text:span><text:span text:style-name="a1502" text:class-names="">estados</text:span><text:span text:style-name="a1503" text:class-names=""><text:s text:c="1"/></text:span><text:span text:style-name="a1504" text:class-names="">inacessíveis</text:span><text:span text:style-name="a1505" text:class-names="">,<text:s text:c="1"/></text:span><text:span text:style-name="a1506" text:class-names="">mortos</text:span><text:span text:style-name="a1507" text:class-names=""><text:s text:c="1"/>e<text:s text:c="1"/></text:span><text:span text:style-name="a1508" text:class-names="">fundir</text:span><text:span text:style-name="a1509" text:class-names=""><text:s text:c="1"/></text:span><text:span text:style-name="a1510" text:class-names="">estados</text:span><text:span text:style-name="a1511" text:class-names=""><text:s text:c="1"/></text:span><text:span text:style-name="a1512" text:class-names="">equivalentes</text:span><text:span text:style-name="a1513" text:class-names="">,<text:s text:c="1"/></text:span><text:span text:style-name="a1514" text:class-names="">conseguimos</text:span><text:span text:style-name="a1515" text:class-names=""><text:s text:c="1"/>um AFD que é<text:s text:c="1"/></text:span><text:span text:style-name="a1516" text:class-names="">ótimo</text:span><text:span text:style-name="a1517" text:class-names=""><text:s text:c="1"/></text:span><text:span text:style-name="a1518" text:class-names="">em</text:span><text:span text:style-name="a1519" text:class-names=""><text:s text:c="1"/></text:span><text:span text:style-name="a1520" text:class-names="">termos</text:span><text:span text:style-name="a1521" text:class-names=""><text:s text:c="1"/>de<text:s text:c="1"/></text:span><text:span text:style-name="a1522" text:class-names="">número</text:span><text:span text:style-name="a1523" text:class-names=""><text:s text:c="1"/>de<text:s text:c="1"/></text:span><text:span text:style-name="a1524" text:class-names="">estados</text:span><text:span text:style-name="a1525" text:class-names="">,<text:s text:c="1"/></text:span><text:span text:style-name="a1526" text:class-names="">sem</text:span><text:span text:style-name="a1527" text:class-names=""><text:s text:c="1"/></text:span><text:span text:style-name="a1528" text:class-names="">alterar</text:span><text:span text:style-name="a1529" text:class-names=""><text:s text:c="1"/>a<text:s text:c="1"/></text:span><text:span text:style-name="a1530" text:class-names="">linguagem</text:span><text:span text:style-name="a1531" text:class-names=""><text:s text:c="1"/>que<text:s text:c="1"/></text:span><text:span text:style-name="a1532" text:class-names="">ele</text:span><text:span text:style-name="a1533" text:class-names=""><text:s text:c="1"/></text:span><text:span text:style-name="a1534" text:class-names="">reconhece</text:span><text:span text:style-name="a1535" text:class-names=""/></text:p>
              </text:list-item>
            </text:list>
            <text:list text:style-name="a1578">
              <text:list-item>
                <text:p text:style-name="a1577" text:class-names="" text:cond-style-name=""><text:span text:style-name="a1538" text:class-names="">Essa<text:s text:c="1"/></text:span><text:span text:style-name="a1539" text:class-names="">capacidade</text:span><text:span text:style-name="a1540" text:class-names=""><text:s text:c="1"/>de<text:s text:c="1"/></text:span><text:span text:style-name="a1541" text:class-names="">minimizar</text:span><text:span text:style-name="a1542" text:class-names=""><text:s text:c="1"/></text:span><text:span text:style-name="a1543" text:class-names="">autômatos</text:span><text:span text:style-name="a1544" text:class-names=""><text:s text:c="1"/></text:span><text:span text:style-name="a1545" text:class-names="">permite</text:span><text:span text:style-name="a1546" text:class-names=""><text:s text:c="1"/>a<text:s text:c="1"/></text:span><text:span text:style-name="a1547" text:class-names="">criação</text:span><text:span text:style-name="a1548" text:class-names=""><text:s text:c="1"/>de<text:s text:c="1"/></text:span><text:span text:style-name="a1549" text:class-names="">reconhecedores</text:span><text:span text:style-name="a1550" text:class-names=""><text:s text:c="1"/>de<text:s text:c="1"/></text:span><text:span text:style-name="a1551" text:class-names="">linguagem</text:span><text:span text:style-name="a1552" text:class-names=""><text:s text:c="1"/></text:span><text:span text:style-name="a1553" text:class-names="">eficientes</text:span><text:span text:style-name="a1554" text:class-names=""><text:s text:c="1"/>e<text:s text:c="1"/></text:span><text:span text:style-name="a1555" text:class-names="">únicos</text:span><text:span text:style-name="a1556" text:class-names="">, o que é de<text:s text:c="1"/></text:span><text:span text:style-name="a1557" text:class-names="">grande</text:span><text:span text:style-name="a1558" text:class-names=""><text:s text:c="1"/></text:span><text:span text:style-name="a1559" text:class-names="">valia</text:span><text:span text:style-name="a1560" text:class-names=""><text:s text:c="1"/></text:span><text:span text:style-name="a1561" text:class-names="">em</text:span><text:span text:style-name="a1562" text:class-names=""><text:s text:c="1"/></text:span><text:span text:style-name="a1563" text:class-names="">aplicações</text:span><text:span text:style-name="a1564" text:class-names=""><text:s text:c="1"/></text:span><text:span text:style-name="a1565" text:class-names="">práticas</text:span><text:span text:style-name="a1566" text:class-names=""><text:s text:c="1"/></text:span><text:span text:style-name="a1567" text:class-names="">como</text:span><text:span text:style-name="a1568" text:class-names=""><text:s text:c="1"/>a<text:s text:c="1"/></text:span><text:span text:style-name="a1569" text:class-names="">construção</text:span><text:span text:style-name="a1570" text:class-names=""><text:s text:c="1"/>de<text:s text:c="1"/></text:span><text:span text:style-name="a1571" text:class-names="">compiladores</text:span><text:span text:style-name="a1572" text:class-names=""><text:s text:c="1"/>e<text:s text:c="1"/></text:span><text:span text:style-name="a1573" text:class-names="">analisadores</text:span><text:span text:style-name="a1574" text:class-names=""><text:s text:c="1"/></text:span><text:span text:style-name="a1575" text:class-names="">léxicos</text:span><text:span text:style-name="a1576" text:class-names=""/></text:p>
              </text:list-item>
            </text:list>
          </draw:text-box>
          <svg:title/>
          <svg:desc/>
        </draw:frame>
        <draw:custom-shape svg:width="7.49953in" svg:height="3.92854in" draw:id="id161" draw:style-name="a1583" draw:transform="translate(-3.74977in -1.96427in) rotate(-1.5708) translate(11.36906in 3.74977in)" draw:name="Rectangle 19">
          <svg:title/>
          <svg:desc/>
          <text:p text:style-name="a1581" text:class-names="" text:cond-style-name=""><text:span text:style-name="a1580" text:class-names=""/></text:p>
          <draw:enhanced-geometry xmlns:dr3d="urn:oasis:names:tc:opendocument:xmlns:dr3d:1.0" draw:type="non-primitive" svg:viewBox="0 0 21600 21600" draw:enhanced-path="M 0 0 L 21600 0 21600 21600 0 21600 Z N" draw:mirror-horizontal="true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draw:gradient draw:name="a438" draw:style="linear" draw:angle="2000" draw:start-color="#000000" draw:end-color="#104862" draw:start-intensity="100%" draw:end-intensity="100%"/>
    <draw:gradient draw:name="a1312" draw:style="linear" draw:angle="1600" draw:start-color="#104862" draw:end-color="#000000" draw:start-intensity="50%" draw:end-intensity="34%"/>
    <draw:gradient draw:name="a1443" draw:style="linear" draw:angle="910" draw:start-color="#0b3041" draw:end-color="#156082" draw:start-intensity="61%" draw:end-intensity="0%"/>
    <draw:gradient draw:name="a1023" draw:style="linear" draw:angle="1800" draw:start-color="#104862" draw:end-color="#000000" draw:start-intensity="0%" draw:end-intensity="41%"/>
    <draw:gradient draw:name="a541" draw:style="linear" draw:angle="1800" draw:start-color="#104862" draw:end-color="#000000" draw:start-intensity="0%" draw:end-intensity="41%"/>
    <draw:gradient draw:name="a1447" draw:style="linear" draw:angle="1800" draw:start-color="#104862" draw:end-color="#000000" draw:start-intensity="0%" draw:end-intensity="41%"/>
    <draw:gradient draw:name="a1363" draw:style="linear" draw:angle="1900" draw:start-color="#104862" draw:end-color="#000000" draw:start-intensity="50%" draw:end-intensity="0%"/>
    <draw:gradient draw:name="a753" draw:style="linear" draw:angle="1800" draw:start-color="#104862" draw:end-color="#000000" draw:start-intensity="0%" draw:end-intensity="41%"/>
    <draw:gradient draw:name="a1027" draw:style="linear" draw:angle="2100" draw:start-color="#156082" draw:end-color="#46b1e1" draw:start-intensity="24%" draw:end-intensity="0%"/>
    <draw:gradient draw:name="a1282" draw:style="linear" draw:angle="1900" draw:start-color="#104862" draw:end-color="#000000" draw:start-intensity="50%" draw:end-intensity="0%"/>
    <draw:gradient draw:name="a545" draw:style="linear" draw:angle="2100" draw:start-color="#156082" draw:end-color="#46b1e1" draw:start-intensity="24%" draw:end-intensity="0%"/>
    <draw:gradient draw:name="a757" draw:style="linear" draw:angle="2100" draw:start-color="#156082" draw:end-color="#46b1e1" draw:start-intensity="24%" draw:end-intensity="0%"/>
    <draw:gradient draw:name="a885" draw:style="linear" draw:angle="2000" draw:start-color="#000000" draw:end-color="#104862" draw:start-intensity="100%" draw:end-intensity="100%"/>
    <draw:gradient draw:name="a590" draw:style="linear" draw:angle="2000" draw:start-color="#000000" draw:end-color="#104862" draw:start-intensity="100%" draw:end-intensity="100%"/>
    <draw:gradient draw:name="a889" draw:style="linear" draw:angle="910" draw:start-color="#0b3041" draw:end-color="#156082" draw:start-intensity="61%" draw:end-intensity="0%"/>
    <draw:gradient draw:name="a594" draw:style="linear" draw:angle="910" draw:start-color="#0b3041" draw:end-color="#156082" draw:start-intensity="61%" draw:end-intensity="0%"/>
    <draw:gradient draw:name="a602" draw:style="linear" draw:angle="2100" draw:start-color="#156082" draw:end-color="#46b1e1" draw:start-intensity="24%" draw:end-intensity="0%"/>
    <draw:gradient draw:name="a386" draw:style="linear" draw:angle="2000" draw:start-color="#104862" draw:end-color="#000000" draw:start-intensity="100%" draw:end-intensity="100%"/>
    <draw:gradient draw:name="a1132" draw:style="linear" draw:angle="2100" draw:start-color="#156082" draw:end-color="#46b1e1" draw:start-intensity="24%" draw:end-intensity="0%"/>
    <draw:gradient draw:name="a598" draw:style="linear" draw:angle="1800" draw:start-color="#104862" draw:end-color="#000000" draw:start-intensity="0%" draw:end-intensity="41%"/>
    <draw:gradient draw:name="a1007" draw:style="linear" draw:angle="1900" draw:start-color="#104862" draw:end-color="#000000" draw:start-intensity="50%" draw:end-intensity="0%"/>
    <draw:gradient draw:name="a525" draw:style="linear" draw:angle="1900" draw:start-color="#104862" draw:end-color="#000000" draw:start-intensity="50%" draw:end-intensity="0%"/>
    <draw:gradient draw:name="a442" draw:style="linear" draw:angle="910" draw:start-color="#0b3041" draw:end-color="#156082" draw:start-intensity="61%" draw:end-intensity="0%"/>
    <draw:gradient draw:name="a737" draw:style="linear" draw:angle="1900" draw:start-color="#104862" draw:end-color="#000000" draw:start-intensity="50%" draw:end-intensity="0%"/>
    <draw:gradient draw:name="a446" draw:style="linear" draw:angle="1800" draw:start-color="#104862" draw:end-color="#000000" draw:start-intensity="0%" draw:end-intensity="41%"/>
    <draw:gradient draw:name="a1396" draw:style="linear" draw:angle="1600" draw:start-color="#104862" draw:end-color="#000000" draw:start-intensity="50%" draw:end-intensity="34%"/>
    <draw:gradient draw:name="a1112" draw:style="linear" draw:angle="1900" draw:start-color="#104862" draw:end-color="#000000" draw:start-intensity="50%" draw:end-intensity="0%"/>
    <draw:gradient draw:name="a1451" draw:style="linear" draw:angle="2100" draw:start-color="#156082" draw:end-color="#46b1e1" draw:start-intensity="24%" draw:end-intensity="0%"/>
    <draw:gradient draw:name="a1371" draw:style="linear" draw:angle="2000" draw:start-color="#000000" draw:end-color="#104862" draw:start-intensity="100%" draw:end-intensity="100%"/>
    <draw:gradient draw:name="a1582" draw:style="linear" draw:angle="1900" draw:start-color="#104862" draw:end-color="#000000" draw:start-intensity="50%" draw:end-intensity="0%"/>
    <draw:gradient draw:name="a1290" draw:style="linear" draw:angle="2000" draw:start-color="#000000" draw:end-color="#104862" draw:start-intensity="100%" draw:end-intensity="100%"/>
    <draw:gradient draw:name="a1037" draw:style="linear" draw:angle="1600" draw:start-color="#104862" draw:end-color="#000000" draw:start-intensity="50%" draw:end-intensity="34%"/>
    <draw:gradient draw:name="a1459" draw:style="linear" draw:angle="1600" draw:start-color="#104862" draw:end-color="#000000" draw:start-intensity="50%" draw:end-intensity="34%"/>
    <draw:gradient draw:name="a1375" draw:style="linear" draw:angle="910" draw:start-color="#0b3041" draw:end-color="#156082" draw:start-intensity="61%" draw:end-intensity="0%"/>
    <draw:gradient draw:name="a555" draw:style="linear" draw:angle="1600" draw:start-color="#104862" draw:end-color="#000000" draw:start-intensity="50%" draw:end-intensity="34%"/>
    <draw:gradient draw:name="a893" draw:style="linear" draw:angle="1800" draw:start-color="#104862" draw:end-color="#000000" draw:start-intensity="0%" draw:end-intensity="41%"/>
    <draw:gradient draw:name="a1294" draw:style="linear" draw:angle="910" draw:start-color="#0b3041" draw:end-color="#156082" draw:start-intensity="61%" draw:end-intensity="0%"/>
    <draw:gradient draw:name="a1302" draw:style="linear" draw:angle="2100" draw:start-color="#156082" draw:end-color="#46b1e1" draw:start-intensity="24%" draw:end-intensity="0%"/>
    <draw:gradient draw:name="a1379" draw:style="linear" draw:angle="1800" draw:start-color="#104862" draw:end-color="#000000" draw:start-intensity="0%" draw:end-intensity="41%"/>
    <draw:gradient draw:name="a390" draw:style="linear" draw:angle="500" draw:start-color="#156082" draw:end-color="#104862" draw:start-intensity="0%" draw:end-intensity="52%"/>
    <draw:gradient draw:name="a1431" draw:style="linear" draw:angle="1900" draw:start-color="#104862" draw:end-color="#000000" draw:start-intensity="50%" draw:end-intensity="0%"/>
    <draw:gradient draw:name="a897" draw:style="linear" draw:angle="2100" draw:start-color="#156082" draw:end-color="#46b1e1" draw:start-intensity="24%" draw:end-intensity="0%"/>
    <draw:gradient draw:name="a1298" draw:style="linear" draw:angle="1800" draw:start-color="#104862" draw:end-color="#000000" draw:start-intensity="0%" draw:end-intensity="41%"/>
    <draw:gradient draw:name="a907" draw:style="linear" draw:angle="1600" draw:start-color="#104862" draw:end-color="#000000" draw:start-intensity="50%" draw:end-intensity="34%"/>
    <draw:gradient draw:name="a402" draw:style="linear" draw:angle="3100" draw:start-color="#156082" draw:end-color="#46b1e1" draw:start-intensity="22%" draw:end-intensity="2%"/>
    <draw:gradient draw:name="a394" draw:style="linear" draw:angle="3200" draw:start-color="#156082" draw:end-color="#000000" draw:start-intensity="0%" draw:end-intensity="37%"/>
    <draw:gradient draw:name="a614" draw:style="linear" draw:angle="1600" draw:start-color="#104862" draw:end-color="#000000" draw:start-intensity="50%" draw:end-intensity="34%"/>
    <draw:gradient draw:name="a1142" draw:style="linear" draw:angle="1600" draw:start-color="#104862" draw:end-color="#000000" draw:start-intensity="50%" draw:end-intensity="34%"/>
    <draw:gradient draw:name="a1015" draw:style="linear" draw:angle="2000" draw:start-color="#000000" draw:end-color="#104862" draw:start-intensity="100%" draw:end-intensity="100%"/>
    <draw:gradient draw:name="a533" draw:style="linear" draw:angle="2000" draw:start-color="#000000" draw:end-color="#104862" draw:start-intensity="100%" draw:end-intensity="100%"/>
    <draw:gradient draw:name="a1439" draw:style="linear" draw:angle="2000" draw:start-color="#000000" draw:end-color="#104862" draw:start-intensity="100%" draw:end-intensity="100%"/>
    <draw:gradient draw:name="a398" draw:style="linear" draw:angle="1400" draw:start-color="#0b3041" draw:end-color="#000000" draw:start-intensity="0%" draw:end-intensity="25%"/>
    <draw:gradient draw:name="a450" draw:style="linear" draw:angle="2100" draw:start-color="#156082" draw:end-color="#46b1e1" draw:start-intensity="24%" draw:end-intensity="0%"/>
    <draw:gradient draw:name="a745" draw:style="linear" draw:angle="2000" draw:start-color="#000000" draw:end-color="#104862" draw:start-intensity="100%" draw:end-intensity="100%"/>
    <draw:gradient draw:name="a1019" draw:style="linear" draw:angle="910" draw:start-color="#0b3041" draw:end-color="#156082" draw:start-intensity="61%" draw:end-intensity="0%"/>
    <draw:gradient draw:name="a537" draw:style="linear" draw:angle="910" draw:start-color="#0b3041" draw:end-color="#156082" draw:start-intensity="61%" draw:end-intensity="0%"/>
    <draw:gradient draw:name="a749" draw:style="linear" draw:angle="910" draw:start-color="#0b3041" draw:end-color="#156082" draw:start-intensity="61%" draw:end-intensity="0%"/>
    <draw:gradient draw:name="a582" draw:style="linear" draw:angle="1900" draw:start-color="#104862" draw:end-color="#000000" draw:start-intensity="50%" draw:end-intensity="0%"/>
    <draw:gradient draw:name="a877" draw:style="linear" draw:angle="1900" draw:start-color="#104862" draw:end-color="#000000" draw:start-intensity="50%" draw:end-intensity="0%"/>
    <draw:gradient draw:name="a457" draw:style="linear" draw:angle="1600" draw:start-color="#104862" draw:end-color="#000000" draw:start-intensity="50%" draw:end-intensity="34%"/>
    <draw:gradient draw:name="a1120" draw:style="linear" draw:angle="2000" draw:start-color="#000000" draw:end-color="#104862" draw:start-intensity="100%" draw:end-intensity="100%"/>
    <draw:gradient draw:name="a1124" draw:style="linear" draw:angle="910" draw:start-color="#0b3041" draw:end-color="#156082" draw:start-intensity="61%" draw:end-intensity="0%"/>
    <draw:gradient draw:name="a770" draw:style="linear" draw:angle="1600" draw:start-color="#104862" draw:end-color="#000000" draw:start-intensity="50%" draw:end-intensity="34%"/>
    <draw:gradient draw:name="a1128" draw:style="linear" draw:angle="1800" draw:start-color="#104862" draw:end-color="#000000" draw:start-intensity="0%" draw:end-intensity="41%"/>
    <draw:gradient draw:name="a1383" draw:style="linear" draw:angle="2100" draw:start-color="#156082" draw:end-color="#46b1e1" draw:start-intensity="24%" draw:end-intensity="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4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9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.06.2025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</style:master-page>
    <style:master-page style:name="Master1-Layout1-title-Slide-de-título" style:page-layout-name="pageLayout1" draw:style-name="a34">
      <draw:frame draw:id="id5" presentation:style-name="a38" draw:name="Título 1" svg:x="1.66667in" svg:y="1.22743in" svg:width="10in" svg:height="2.61111in" presentation:class="title" presentation:placeholder="false">
        <draw:text-box>
          <text:p text:style-name="a37" text:class-names="" text:cond-style-name=""><text:span text:style-name="a35" text:class-names="">Clique para editar o título mestre</text:span><text:span text:style-name="a36" text:class-names=""/></text:p>
        </draw:text-box>
        <svg:title/>
        <svg:desc/>
      </draw:frame>
      <draw:frame draw:id="id6" presentation:style-name="a42" draw:name="Subtítulo 2" svg:x="1.66667in" svg:y="3.93924in" svg:width="10in" svg:height="1.81076in" presentation:class="subtitle" presentation:placeholder="false">
        <draw:text-box>
          <text:p text:style-name="a41" text:class-names="" text:cond-style-name=""><text:span text:style-name="a39" text:class-names="">Clique para editar o estilo do subtítulo mestre</text:span><text:span text:style-name="a40" text:class-names=""/></text:p>
        </draw:text-box>
        <svg:title/>
        <svg:desc/>
      </draw:frame>
      <draw:frame draw:id="id7" presentation:style-name="a47" draw:name="Espaço Reservado para Data 3" svg:x="0.91667in" svg:y="6.95139in" svg:width="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>12.06.2025</text:date></text:span><text:span text:style-name="a45" text:class-names=""/></text:p>
        </draw:text-box>
        <svg:title/>
        <svg:desc/>
      </draw:frame>
      <draw:frame draw:id="id8" presentation:style-name="a50" draw:name="Espaço Reservado para Rodapé 4" svg:x="4.41667in" svg:y="6.95139in" svg:width="4.5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9" presentation:style-name="a54" draw:name="Espaço Reservado para Número de Slide 5" svg:x="9.41667in" svg:y="6.95139in" svg:width="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>‹#›</text:page-number></text:span><text:span text:style-name="a52" text:class-names=""/></text:p>
        </draw:text-box>
        <svg:title/>
        <svg:desc/>
      </draw:frame>
    </style:master-page>
    <style:master-page style:name="Master1-Layout2-obj-Título-e-conteúdo" style:page-layout-name="pageLayout1" draw:style-name="a55">
      <draw:frame draw:id="id10" presentation:style-name="a59" draw:name="Título 1" svg:x="0.91667in" svg:y="0.39931in" svg:width="11.5in" svg:height="1.44965in" presentation:class="title" presentation:placeholder="false">
        <draw:text-box>
          <text:p text:style-name="a58" text:class-names="" text:cond-style-name=""><text:span text:style-name="a56" text:class-names="">Clique para editar o título mestre</text:span><text:span text:style-name="a57" text:class-names=""/></text:p>
        </draw:text-box>
        <svg:title/>
        <svg:desc/>
      </draw:frame>
      <draw:frame draw:id="id11" presentation:style-name="a76" draw:name="Espaço Reservado para Conteúdo 2" svg:x="0.91667in" svg:y="1.99653in" svg:width="11.5in" svg:height="4.75868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que para editar o texto mestre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gundo ní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Quinto nível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1" draw:name="Espaço Reservado para Data 3" svg:x="0.91667in" svg:y="6.95139in" svg:width="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>12.06.2025</text:date></text:span><text:span text:style-name="a79" text:class-names=""/></text:p>
        </draw:text-box>
        <svg:title/>
        <svg:desc/>
      </draw:frame>
      <draw:frame draw:id="id13" presentation:style-name="a84" draw:name="Espaço Reservado para Rodapé 4" svg:x="4.41667in" svg:y="6.95139in" svg:width="4.5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14" presentation:style-name="a88" draw:name="Espaço Reservado para Número de Slide 5" svg:x="9.41667in" svg:y="6.95139in" svg:width="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>‹#›</text:page-number></text:span><text:span text:style-name="a86" text:class-names=""/></text:p>
        </draw:text-box>
        <svg:title/>
        <svg:desc/>
      </draw:frame>
    </style:master-page>
    <style:master-page style:name="Master1-Layout3-secHead-Cabeçalho-da-Seção" style:page-layout-name="pageLayout1" draw:style-name="a89">
      <draw:frame draw:id="id15" presentation:style-name="a93" draw:name="Título 1" svg:x="0.90972in" svg:y="1.86979in" svg:width="11.5in" svg:height="3.11979in" presentation:class="title" presentation:placeholder="false">
        <draw:text-box>
          <text:p text:style-name="a92" text:class-names="" text:cond-style-name=""><text:span text:style-name="a90" text:class-names="">Clique para editar o título mestre</text:span><text:span text:style-name="a91" text:class-names=""/></text:p>
        </draw:text-box>
        <svg:title/>
        <svg:desc/>
      </draw:frame>
      <draw:frame draw:id="id16" presentation:style-name="a97" draw:name="Espaço Reservado para Texto 2" svg:x="0.90972in" svg:y="5.0191in" svg:width="11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Clique para editar o texto mestre</text:span></text:p>
            </text:list-item>
          </text:list>
        </draw:text-box>
        <svg:title/>
        <svg:desc/>
      </draw:frame>
      <draw:frame draw:id="id17" presentation:style-name="a102" draw:name="Espaço Reservado para Data 3" svg:x="0.91667in" svg:y="6.95139in" svg:width="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>12.06.2025</text:date></text:span><text:span text:style-name="a100" text:class-names=""/></text:p>
        </draw:text-box>
        <svg:title/>
        <svg:desc/>
      </draw:frame>
      <draw:frame draw:id="id18" presentation:style-name="a105" draw:name="Espaço Reservado para Rodapé 4" svg:x="4.41667in" svg:y="6.95139in" svg:width="4.5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title/>
        <svg:desc/>
      </draw:frame>
      <draw:frame draw:id="id19" presentation:style-name="a109" draw:name="Espaço Reservado para Número de Slide 5" svg:x="9.41667in" svg:y="6.95139in" svg:width="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>‹#›</text:page-number></text:span><text:span text:style-name="a107" text:class-names=""/></text:p>
        </draw:text-box>
        <svg:title/>
        <svg:desc/>
      </draw:frame>
    </style:master-page>
    <style:master-page style:name="Master1-Layout4-twoObj-Duas-Partes-de-Conteúdo" style:page-layout-name="pageLayout1" draw:style-name="a110">
      <draw:frame draw:id="id20" presentation:style-name="a114" draw:name="Título 1" svg:x="0.91667in" svg:y="0.39931in" svg:width="11.5in" svg:height="1.44965in" presentation:class="title" presentation:placeholder="false">
        <draw:text-box>
          <text:p text:style-name="a113" text:class-names="" text:cond-style-name=""><text:span text:style-name="a111" text:class-names="">Clique para editar o título mestre</text:span><text:span text:style-name="a112" text:class-names=""/></text:p>
        </draw:text-box>
        <svg:title/>
        <svg:desc/>
      </draw:frame>
      <draw:frame draw:id="id21" presentation:style-name="a131" draw:name="Espaço Reservado para Conteúdo 2" svg:x="0.91667in" svg:y="1.99653in" svg:width="5.66667in" svg:height="4.75868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Clique para editar o texto mestre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Segundo nível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Quinto nível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48" draw:name="Espaço Reservado para Conteúdo 3" svg:x="6.75in" svg:y="1.99653in" svg:width="5.66667in" svg:height="4.75868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que para editar o texto mestre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gundo ní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Quinto ní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3" draw:name="Espaço Reservado para Data 4" svg:x="0.91667in" svg:y="6.95139in" svg:width="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12.06.2025</text:date></text:span><text:span text:style-name="a151" text:class-names=""/></text:p>
        </draw:text-box>
        <svg:title/>
        <svg:desc/>
      </draw:frame>
      <draw:frame draw:id="id24" presentation:style-name="a156" draw:name="Espaço Reservado para Rodapé 5" svg:x="4.41667in" svg:y="6.95139in" svg:width="4.5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5" presentation:style-name="a160" draw:name="Espaço Reservado para Número de Slide 6" svg:x="9.41667in" svg:y="6.95139in" svg:width="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</style:master-page>
    <style:master-page style:name="Master1-Layout5-twoTxTwoObj-Comparação" style:page-layout-name="pageLayout1" draw:style-name="a161">
      <draw:frame draw:id="id26" presentation:style-name="a165" draw:name="Título 1" svg:x="0.9184in" svg:y="0.39931in" svg:width="11.5in" svg:height="1.44965in" presentation:class="title" presentation:placeholder="false">
        <draw:text-box>
          <text:p text:style-name="a164" text:class-names="" text:cond-style-name=""><text:span text:style-name="a162" text:class-names="">Clique para editar o título mestre</text:span><text:span text:style-name="a163" text:class-names=""/></text:p>
        </draw:text-box>
        <svg:title/>
        <svg:desc/>
      </draw:frame>
      <draw:frame draw:id="id27" presentation:style-name="a169" draw:name="Espaço Reservado para Texto 2" svg:x="0.9184in" svg:y="1.83854in" svg:width="5.64062in" svg:height="0.9010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Clique para editar o texto mestre</text:span></text:p>
            </text:list-item>
          </text:list>
        </draw:text-box>
        <svg:title/>
        <svg:desc/>
      </draw:frame>
      <draw:frame draw:id="id28" presentation:style-name="a186" draw:name="Espaço Reservado para Conteúdo 3" svg:x="0.9184in" svg:y="2.73958in" svg:width="5.64062in" svg:height="4.02951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que para editar o texto mestre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gundo ní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Quinto ní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0" draw:name="Espaço Reservado para Texto 4" svg:x="6.75in" svg:y="1.83854in" svg:width="5.6684in" svg:height="0.90104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que para editar o texto mestre</text:span></text:p>
            </text:list-item>
          </text:list>
        </draw:text-box>
        <svg:title/>
        <svg:desc/>
      </draw:frame>
      <draw:frame draw:id="id30" presentation:style-name="a207" draw:name="Espaço Reservado para Conteúdo 5" svg:x="6.75in" svg:y="2.73958in" svg:width="5.6684in" svg:height="4.02951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Clique para editar o texto mestre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Segundo nível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Quinto nível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2" draw:name="Espaço Reservado para Data 6" svg:x="0.91667in" svg:y="6.95139in" svg:width="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>12.06.2025</text:date></text:span><text:span text:style-name="a210" text:class-names=""/></text:p>
        </draw:text-box>
        <svg:title/>
        <svg:desc/>
      </draw:frame>
      <draw:frame draw:id="id32" presentation:style-name="a215" draw:name="Espaço Reservado para Rodapé 7" svg:x="4.41667in" svg:y="6.95139in" svg:width="4.5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title/>
        <svg:desc/>
      </draw:frame>
      <draw:frame draw:id="id33" presentation:style-name="a219" draw:name="Espaço Reservado para Número de Slide 8" svg:x="9.41667in" svg:y="6.95139in" svg:width="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>‹#›</text:page-number></text:span><text:span text:style-name="a217" text:class-names=""/></text:p>
        </draw:text-box>
        <svg:title/>
        <svg:desc/>
      </draw:frame>
    </style:master-page>
    <style:master-page style:name="Master1-Layout6-titleOnly-Somente-título" style:page-layout-name="pageLayout1" draw:style-name="a220">
      <draw:frame draw:id="id34" presentation:style-name="a224" draw:name="Título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que para editar o título mestre</text:span><text:span text:style-name="a222" text:class-names=""/></text:p>
        </draw:text-box>
        <svg:title/>
        <svg:desc/>
      </draw:frame>
      <draw:frame draw:id="id35" presentation:style-name="a229" draw:name="Espaço Reservado para Data 2" svg:x="0.91667in" svg:y="6.95139in" svg:width="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>12.06.2025</text:date></text:span><text:span text:style-name="a227" text:class-names=""/></text:p>
        </draw:text-box>
        <svg:title/>
        <svg:desc/>
      </draw:frame>
      <draw:frame draw:id="id36" presentation:style-name="a232" draw:name="Espaço Reservado para Rodapé 3" svg:x="4.41667in" svg:y="6.95139in" svg:width="4.5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title/>
        <svg:desc/>
      </draw:frame>
      <draw:frame draw:id="id37" presentation:style-name="a236" draw:name="Espaço Reservado para Número de Slide 4" svg:x="9.41667in" svg:y="6.95139in" svg:width="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>‹#›</text:page-number></text:span><text:span text:style-name="a234" text:class-names=""/></text:p>
        </draw:text-box>
        <svg:title/>
        <svg:desc/>
      </draw:frame>
    </style:master-page>
    <style:master-page style:name="Master1-Layout7-blank-Em-branco" style:page-layout-name="pageLayout1" draw:style-name="a237">
      <draw:frame draw:id="id38" presentation:style-name="a242" draw:name="Espaço Reservado para Data 1" svg:x="0.91667in" svg:y="6.95139in" svg:width="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>12.06.2025</text:date></text:span><text:span text:style-name="a240" text:class-names=""/></text:p>
        </draw:text-box>
        <svg:title/>
        <svg:desc/>
      </draw:frame>
      <draw:frame draw:id="id39" presentation:style-name="a245" draw:name="Espaço Reservado para Rodapé 2" svg:x="4.41667in" svg:y="6.95139in" svg:width="4.5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title/>
        <svg:desc/>
      </draw:frame>
      <draw:frame draw:id="id40" presentation:style-name="a249" draw:name="Espaço Reservado para Número de Slide 3" svg:x="9.41667in" svg:y="6.95139in" svg:width="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>‹#›</text:page-number></text:span><text:span text:style-name="a247" text:class-names=""/></text:p>
        </draw:text-box>
        <svg:title/>
        <svg:desc/>
      </draw:frame>
    </style:master-page>
    <style:master-page style:name="Master1-Layout8-objTx-Conteúdo-com-Legenda" style:page-layout-name="pageLayout1" draw:style-name="a250">
      <draw:frame draw:id="id41" presentation:style-name="a254" draw:name="Título 1" svg:x="0.9184in" svg:y="0.5in" svg:width="4.30035in" svg:height="1.75in" presentation:class="title" presentation:placeholder="false">
        <draw:text-box>
          <text:p text:style-name="a253" text:class-names="" text:cond-style-name=""><text:span text:style-name="a251" text:class-names="">Clique para editar o título mestre</text:span><text:span text:style-name="a252" text:class-names=""/></text:p>
        </draw:text-box>
        <svg:title/>
        <svg:desc/>
      </draw:frame>
      <draw:frame draw:id="id42" presentation:style-name="a271" draw:name="Espaço Reservado para Conteúdo 2" svg:x="5.6684in" svg:y="1.07986in" svg:width="6.75in" svg:height="5.32986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Clique para editar o texto mestre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Segundo nível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Quinto nível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75" draw:name="Espaço Reservado para Texto 3" svg:x="0.9184in" svg:y="2.25in" svg:width="4.30035in" svg:height="4.1684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Clique para editar o texto mestre</text:span></text:p>
            </text:list-item>
          </text:list>
        </draw:text-box>
        <svg:title/>
        <svg:desc/>
      </draw:frame>
      <draw:frame draw:id="id44" presentation:style-name="a280" draw:name="Espaço Reservado para Data 4" svg:x="0.91667in" svg:y="6.95139in" svg:width="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2.06.2025</text:date></text:span><text:span text:style-name="a278" text:class-names=""/></text:p>
        </draw:text-box>
        <svg:title/>
        <svg:desc/>
      </draw:frame>
      <draw:frame draw:id="id45" presentation:style-name="a283" draw:name="Espaço Reservado para Rodapé 5" svg:x="4.41667in" svg:y="6.95139in" svg:width="4.5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46" presentation:style-name="a287" draw:name="Espaço Reservado para Número de Slide 6" svg:x="9.41667in" svg:y="6.95139in" svg:width="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#›</text:page-number></text:span><text:span text:style-name="a285" text:class-names=""/></text:p>
        </draw:text-box>
        <svg:title/>
        <svg:desc/>
      </draw:frame>
    </style:master-page>
    <style:master-page style:name="Master1-Layout9-picTx-Imagem-com-Legenda" style:page-layout-name="pageLayout1" draw:style-name="a288">
      <draw:frame draw:id="id47" presentation:style-name="a292" draw:name="Título 1" svg:x="0.9184in" svg:y="0.5in" svg:width="4.30035in" svg:height="1.75in" presentation:class="title" presentation:placeholder="false">
        <draw:text-box>
          <text:p text:style-name="a291" text:class-names="" text:cond-style-name=""><text:span text:style-name="a289" text:class-names="">Clique para editar o título mestre</text:span><text:span text:style-name="a290" text:class-names=""/></text:p>
        </draw:text-box>
        <svg:title/>
        <svg:desc/>
      </draw:frame>
      <draw:frame draw:id="id48" presentation:style-name="a295" draw:name="Espaço Reservado para Imagem 2" svg:x="5.6684in" svg:y="1.07986in" svg:width="6.75in" svg:height="5.32986in" presentation:class="graphic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9" presentation:style-name="a299" draw:name="Espaço Reservado para Texto 3" svg:x="0.9184in" svg:y="2.25in" svg:width="4.30035in" svg:height="4.1684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/text:span></text:p>
            </text:list-item>
          </text:list>
        </draw:text-box>
        <svg:title/>
        <svg:desc/>
      </draw:frame>
      <draw:frame draw:id="id50" presentation:style-name="a304" draw:name="Espaço Reservado para Data 4" svg:x="0.91667in" svg:y="6.95139in" svg:width="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>12.06.2025</text:date></text:span><text:span text:style-name="a302" text:class-names=""/></text:p>
        </draw:text-box>
        <svg:title/>
        <svg:desc/>
      </draw:frame>
      <draw:frame draw:id="id51" presentation:style-name="a307" draw:name="Espaço Reservado para Rodapé 5" svg:x="4.41667in" svg:y="6.95139in" svg:width="4.5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title/>
        <svg:desc/>
      </draw:frame>
      <draw:frame draw:id="id52" presentation:style-name="a311" draw:name="Espaço Reservado para Número de Slide 6" svg:x="9.41667in" svg:y="6.95139in" svg:width="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>‹#›</text:page-number></text:span><text:span text:style-name="a309" text:class-names=""/></text:p>
        </draw:text-box>
        <svg:title/>
        <svg:desc/>
      </draw:frame>
    </style:master-page>
    <style:master-page style:name="Master1-Layout10-vertTx-Título-e-texto-vertical" style:page-layout-name="pageLayout1" draw:style-name="a312">
      <draw:frame draw:id="id53" presentation:style-name="a316" draw:name="Título 1" svg:x="0.91667in" svg:y="0.39931in" svg:width="11.5in" svg:height="1.44965in" presentation:class="title" presentation:placeholder="false">
        <draw:text-box>
          <text:p text:style-name="a315" text:class-names="" text:cond-style-name=""><text:span text:style-name="a313" text:class-names="">Clique para editar o título mestre</text:span><text:span text:style-name="a314" text:class-names=""/></text:p>
        </draw:text-box>
        <svg:title/>
        <svg:desc/>
      </draw:frame>
      <draw:frame draw:id="id54" presentation:style-name="a333" draw:name="Espaço Reservado para Texto Vertical 2" svg:x="0.91667in" svg:y="1.99653in" svg:width="11.5in" svg:height="4.75868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Clique para editar o texto mestre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Segundo nível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Quinto nível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38" draw:name="Espaço Reservado para Data 3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12.06.2025</text:date></text:span><text:span text:style-name="a336" text:class-names=""/></text:p>
        </draw:text-box>
        <svg:title/>
        <svg:desc/>
      </draw:frame>
      <draw:frame draw:id="id56" presentation:style-name="a341" draw:name="Espaço Reservado para Rodapé 4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57" presentation:style-name="a345" draw:name="Espaço Reservado para Número de Slide 5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</style:master-page>
    <style:master-page style:name="Master1-Layout11-vertTitleAndTx-Título-e-texto-verticais" style:page-layout-name="pageLayout1" draw:style-name="a346">
      <draw:frame draw:id="id58" presentation:style-name="a350" draw:name="Título Vertical 1" svg:x="9.54167in" svg:y="0.39931in" svg:width="2.875in" svg:height="6.3559in" presentation:class="title" presentation:placeholder="false">
        <draw:text-box>
          <text:p text:style-name="a349" text:class-names="" text:cond-style-name=""><text:span text:style-name="a347" text:class-names="">Clique para editar o título mestre</text:span><text:span text:style-name="a348" text:class-names=""/></text:p>
        </draw:text-box>
        <svg:title/>
        <svg:desc/>
      </draw:frame>
      <draw:frame draw:id="id59" presentation:style-name="a367" draw:name="Espaço Reservado para Texto Vertical 2" svg:x="0.91667in" svg:y="0.39931in" svg:width="8.45833in" svg:height="6.3559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Clique para editar o texto mestre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Segundo nível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Quinto nível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72" draw:name="Espaço Reservado para Data 3" svg:x="0.91667in" svg:y="6.95139in" svg:width="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>12.06.2025</text:date></text:span><text:span text:style-name="a370" text:class-names=""/></text:p>
        </draw:text-box>
        <svg:title/>
        <svg:desc/>
      </draw:frame>
      <draw:frame draw:id="id61" presentation:style-name="a375" draw:name="Espaço Reservado para Rodapé 4" svg:x="4.41667in" svg:y="6.95139in" svg:width="4.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62" presentation:style-name="a379" draw:name="Espaço Reservado para Número de Slide 5" svg:x="9.41667in" svg:y="6.95139in" svg:width="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>‹#›</text:page-number></text:span><text:span text:style-name="a37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initial-creator/>
    <meta:creation-date>2025-06-05T17:00:25Z</meta:creation-date>
    <dc:date>2025-06-14T02:34:56Z</dc:date>
    <meta:editing-cycles>38</meta:editing-cycles>
  </office:meta>
</office:document-meta>
</file>